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4"/>
    <style:style style:name="ce9" style:family="table-cell" style:parent-style-name="Default" style:data-style-name="N0"/>
    <style:style style:name="ce10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column table:style-name="co1" table:default-cell-style-name="ce10"/>
        <table:table-row table:style-name="ro1">
          <table:table-cell table:style-name="ce1" office:value-type="string" calcext:value-type="string">
            <text:p>XP for next level</text:p>
          </table:table-cell>
          <table:table-cell table:style-name="ce3"/>
          <table:table-cell/>
          <table:table-cell office:value-type="string" calcext:value-type="string">
            <text:p>Chest</text:p>
          </table:table-cell>
          <table:table-cell table:style-name="Default"/>
          <table:table-cell/>
          <table:table-cell office:value-type="string" calcext:value-type="string">
            <text:p>Slime</text:p>
          </table:table-cell>
          <table:table-cell table:style-name="Default"/>
          <table:table-cell/>
          <table:table-cell office:value-type="string" calcext:value-type="string">
            <text:p>Goblin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XP needed for next level</text:p>
          </table:table-cell>
          <table:table-cell/>
          <table:table-cell office:value-type="string" calcext:value-type="string">
            <text:p>rarity</text:p>
          </table:table-cell>
          <table:table-cell table:style-name="Default" office:value-type="string" calcext:value-type="string">
            <text:p>Chest XP gain</text:p>
          </table:table-cell>
          <table:table-cell/>
          <table:table-cell office:value-type="string" calcext:value-type="string">
            <text:p>level</text:p>
          </table:table-cell>
          <table:table-cell table:style-name="Default" office:value-type="string" calcext:value-type="string">
            <text:p>Slime XP drop</text:p>
          </table:table-cell>
          <table:table-cell/>
          <table:table-cell office:value-type="string" calcext:value-type="string">
            <text:p>level</text:p>
          </table:table-cell>
          <table:table-cell table:style-name="Default" office:value-type="string" calcext:value-type="string">
            <text:p>Goblin XP drop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10 + [.A3]^1.5*5" office:value-type="float" office:value="15" calcext:value-type="float">
            <text:p>15,00</text:p>
          </table:table-cell>
          <table:table-cell/>
          <table:table-cell office:value-type="float" office:value="0.01" calcext:value-type="float">
            <text:p>0,01</text:p>
          </table:table-cell>
          <table:table-cell table:formula="of:=([.D3]*100)^4.5/10000000+10" office:value-type="float" office:value="10.0000001" calcext:value-type="float">
            <text:p>10,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3]^(0.5)*10" office:value-type="float" office:value="10" calcext:value-type="float">
            <text:p>10,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3]^(0.5)*11" office:value-type="float" office:value="11" calcext:value-type="float">
            <text:p>11,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10 + [.A4]^1.5*5" office:value-type="float" office:value="24.1421356237309" calcext:value-type="float">
            <text:p>24,14</text:p>
          </table:table-cell>
          <table:table-cell/>
          <table:table-cell office:value-type="float" office:value="0.02" calcext:value-type="float">
            <text:p>0,02</text:p>
          </table:table-cell>
          <table:table-cell table:formula="of:=([.D4]*100)^4.5/10000000+10" office:value-type="float" office:value="10.0000022627417" calcext:value-type="float">
            <text:p>10,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4]^(0.5)*10" office:value-type="float" office:value="14.142135623731" calcext:value-type="float">
            <text:p>14,1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4]^(0.5)*11" office:value-type="float" office:value="15.556349186104" calcext:value-type="float">
            <text:p>15,5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10 + [.A5]^1.5*5" office:value-type="float" office:value="35.9807621135332" calcext:value-type="float">
            <text:p>35,98</text:p>
          </table:table-cell>
          <table:table-cell/>
          <table:table-cell office:value-type="float" office:value="0.03" calcext:value-type="float">
            <text:p>0,03</text:p>
          </table:table-cell>
          <table:table-cell table:formula="of:=([.D5]*100)^4.5/10000000+10" office:value-type="float" office:value="10.0000140296115" calcext:value-type="float">
            <text:p>10,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G5]^(0.5)*10" office:value-type="float" office:value="17.3205080756888" calcext:value-type="float">
            <text:p>17,3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5]^(0.5)*11" office:value-type="float" office:value="19.0525588832576" calcext:value-type="float">
            <text:p>19,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10 + [.A6]^1.5*5" office:value-type="float" office:value="50" calcext:value-type="float">
            <text:p>50,00</text:p>
          </table:table-cell>
          <table:table-cell/>
          <table:table-cell office:value-type="float" office:value="0.04" calcext:value-type="float">
            <text:p>0,04</text:p>
          </table:table-cell>
          <table:table-cell table:formula="of:=([.D6]*100)^4.5/10000000+10" office:value-type="float" office:value="10.0000512" calcext:value-type="float">
            <text:p>10,0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G6]^(0.5)*10" office:value-type="float" office:value="20" calcext:value-type="float">
            <text:p>20,0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6]^(0.5)*11" office:value-type="float" office:value="22" calcext:value-type="float">
            <text:p>22,0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10 + [.A7]^1.5*5" office:value-type="float" office:value="65.9016994374947" calcext:value-type="float">
            <text:p>65,90</text:p>
          </table:table-cell>
          <table:table-cell/>
          <table:table-cell office:value-type="float" office:value="0.05" calcext:value-type="float">
            <text:p>0,05</text:p>
          </table:table-cell>
          <table:table-cell table:formula="of:=([.D7]*100)^4.5/10000000+10" office:value-type="float" office:value="10.0001397542486" calcext:value-type="float">
            <text:p>10,00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 table:formula="of:=[.G7]^(0.5)*10" office:value-type="float" office:value="22.3606797749979" calcext:value-type="float">
            <text:p>22,36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 table:formula="of:=[.J7]^(0.5)*11" office:value-type="float" office:value="24.5967477524977" calcext:value-type="float">
            <text:p>24,6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10 + [.A8]^1.5*5" office:value-type="float" office:value="83.4846922834953" calcext:value-type="float">
            <text:p>83,48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([.D8]*100)^4.5/10000000+10" office:value-type="float" office:value="10.0003174538707" calcext:value-type="float">
            <text:p>10,0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G8]^(0.5)*10" office:value-type="float" office:value="24.4948974278318" calcext:value-type="float">
            <text:p>24,49</text:p>
          </table:table-cell>
          <table:table-cell/>
          <table:table-cell office:value-type="float" office:value="6" calcext:value-type="float">
            <text:p>6</text:p>
          </table:table-cell>
          <table:table-cell table:formula="of:=[.J8]^(0.5)*11" office:value-type="float" office:value="26.944387170615" calcext:value-type="float">
            <text:p>26,9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10 + [.A9]^1.5*5" office:value-type="float" office:value="102.601295887261" calcext:value-type="float">
            <text:p>102,60</text:p>
          </table:table-cell>
          <table:table-cell/>
          <table:table-cell office:value-type="float" office:value="0.07" calcext:value-type="float">
            <text:p>0,07</text:p>
          </table:table-cell>
          <table:table-cell table:formula="of:=([.D9]*100)^4.5/10000000+10" office:value-type="float" office:value="10.0006352448898" calcext:value-type="float">
            <text:p>10,0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G9]^(0.5)*10" office:value-type="float" office:value="26.4575131106459" calcext:value-type="float">
            <text:p>26,4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J9]^(0.5)*11" office:value-type="float" office:value="29.1032644217105" calcext:value-type="float">
            <text:p>29,1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10 + [.A10]^1.5*5" office:value-type="float" office:value="123.137084989848" calcext:value-type="float">
            <text:p>123,14</text:p>
          </table:table-cell>
          <table:table-cell/>
          <table:table-cell office:value-type="float" office:value="0.08" calcext:value-type="float">
            <text:p>0,08</text:p>
          </table:table-cell>
          <table:table-cell table:formula="of:=([.D10]*100)^4.5/10000000+10" office:value-type="float" office:value="10.0011585237503" calcext:value-type="float">
            <text:p>10,0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G10]^(0.5)*10" office:value-type="float" office:value="28.2842712474619" calcext:value-type="float">
            <text:p>28,2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J10]^(0.5)*11" office:value-type="float" office:value="31.1126983722081" calcext:value-type="float">
            <text:p>31,1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10 + [.A11]^1.5*5" office:value-type="float" office:value="145" calcext:value-type="float">
            <text:p>145,00</text:p>
          </table:table-cell>
          <table:table-cell/>
          <table:table-cell office:value-type="float" office:value="0.09" calcext:value-type="float">
            <text:p>0,09</text:p>
          </table:table-cell>
          <table:table-cell table:formula="of:=([.D11]*100)^4.5/10000000+10" office:value-type="float" office:value="10.0019683" calcext:value-type="float">
            <text:p>10,0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G11]^(0.5)*10" office:value-type="float" office:value="30" calcext:value-type="float">
            <text:p>30,0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J11]^(0.5)*11" office:value-type="float" office:value="33" calcext:value-type="float">
            <text:p>33,0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10 + [.A12]^1.5*5" office:value-type="float" office:value="168.113883008419" calcext:value-type="float">
            <text:p>168,11</text:p>
          </table:table-cell>
          <table:table-cell/>
          <table:table-cell office:value-type="float" office:value="0.1" calcext:value-type="float">
            <text:p>0,1</text:p>
          </table:table-cell>
          <table:table-cell table:formula="of:=([.D12]*100)^4.5/10000000+10" office:value-type="float" office:value="10.0031622776602" calcext:value-type="float">
            <text:p>10,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G12]^(0.5)*10" office:value-type="float" office:value="31.6227766016838" calcext:value-type="float">
            <text:p>31,6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J12]^(0.5)*11" office:value-type="float" office:value="34.7850542618522" calcext:value-type="float">
            <text:p>34,7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10 + [.A13]^1.5*5" office:value-type="float" office:value="192.414363469547" calcext:value-type="float">
            <text:p>192,41</text:p>
          </table:table-cell>
          <table:table-cell/>
          <table:table-cell office:value-type="float" office:value="0.11" calcext:value-type="float">
            <text:p>0,11</text:p>
          </table:table-cell>
          <table:table-cell table:formula="of:=([.D13]*100)^4.5/10000000+10" office:value-type="float" office:value="10.0048558703556" calcext:value-type="float">
            <text:p>10,0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G13]^(0.5)*10" office:value-type="float" office:value="33.166247903554" calcext:value-type="float">
            <text:p>33,1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J13]^(0.5)*11" office:value-type="float" office:value="36.4828726939094" calcext:value-type="float">
            <text:p>36,4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10 + [.A14]^1.5*5" office:value-type="float" office:value="217.846096908265" calcext:value-type="float">
            <text:p>217,85</text:p>
          </table:table-cell>
          <table:table-cell/>
          <table:table-cell office:value-type="float" office:value="0.12" calcext:value-type="float">
            <text:p>0,12</text:p>
          </table:table-cell>
          <table:table-cell table:formula="of:=([.D14]*100)^4.5/10000000+10" office:value-type="float" office:value="10.0071831611092" calcext:value-type="float">
            <text:p>10,0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G14]^(0.5)*10" office:value-type="float" office:value="34.6410161513775" calcext:value-type="float">
            <text:p>34,6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J14]^(0.5)*11" office:value-type="float" office:value="38.1051177665153" calcext:value-type="float">
            <text:p>38,1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10 + [.A15]^1.5*5" office:value-type="float" office:value="244.360832905159" calcext:value-type="float">
            <text:p>244,36</text:p>
          </table:table-cell>
          <table:table-cell/>
          <table:table-cell office:value-type="float" office:value="0.13" calcext:value-type="float">
            <text:p>0,13</text:p>
          </table:table-cell>
          <table:table-cell table:formula="of:=([.D15]*100)^4.5/10000000+10" office:value-type="float" office:value="10.0102978149979" calcext:value-type="float">
            <text:p>10,0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G15]^(0.5)*10" office:value-type="float" office:value="36.0555127546399" calcext:value-type="float">
            <text:p>36,0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J15]^(0.5)*11" office:value-type="float" office:value="39.6610640301039" calcext:value-type="float">
            <text:p>39,6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10 + [.A16]^1.5*5" office:value-type="float" office:value="271.916017074176" calcext:value-type="float">
            <text:p>271,92</text:p>
          </table:table-cell>
          <table:table-cell/>
          <table:table-cell office:value-type="float" office:value="0.14" calcext:value-type="float">
            <text:p>0,14</text:p>
          </table:table-cell>
          <table:table-cell table:formula="of:=([.D16]*100)^4.5/10000000+10" office:value-type="float" office:value="10.014373951017" calcext:value-type="float">
            <text:p>10,0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G16]^(0.5)*10" office:value-type="float" office:value="37.4165738677394" calcext:value-type="float">
            <text:p>37,4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J16]^(0.5)*11" office:value-type="float" office:value="41.1582312545134" calcext:value-type="float">
            <text:p>41,1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10 + [.A17]^1.5*5" office:value-type="float" office:value="300.473750965556" calcext:value-type="float">
            <text:p>300,47</text:p>
          </table:table-cell>
          <table:table-cell/>
          <table:table-cell office:value-type="float" office:value="0.15" calcext:value-type="float">
            <text:p>0,15</text:p>
          </table:table-cell>
          <table:table-cell table:formula="of:=([.D17]*100)^4.5/10000000+10" office:value-type="float" office:value="10.0196069781902" calcext:value-type="float">
            <text:p>10,0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G17]^(0.5)*10" office:value-type="float" office:value="38.7298334620742" calcext:value-type="float">
            <text:p>38,7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J17]^(0.5)*11" office:value-type="float" office:value="42.6028168082816" calcext:value-type="float">
            <text:p>42,6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10 + [.A18]^1.5*5" office:value-type="float" office:value="330" calcext:value-type="float">
            <text:p>330,00</text:p>
          </table:table-cell>
          <table:table-cell/>
          <table:table-cell office:value-type="float" office:value="0.16" calcext:value-type="float">
            <text:p>0,16</text:p>
          </table:table-cell>
          <table:table-cell table:formula="of:=([.D18]*100)^4.5/10000000+10" office:value-type="float" office:value="10.0262144" calcext:value-type="float">
            <text:p>10,0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G18]^(0.5)*10" office:value-type="float" office:value="40" calcext:value-type="float">
            <text:p>40,0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J18]^(0.5)*11" office:value-type="float" office:value="44" calcext:value-type="float">
            <text:p>44,0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10 + [.A19]^1.5*5" office:value-type="float" office:value="360.463978177501" calcext:value-type="float">
            <text:p>360,46</text:p>
          </table:table-cell>
          <table:table-cell/>
          <table:table-cell office:value-type="float" office:value="0.17" calcext:value-type="float">
            <text:p>0,17</text:p>
          </table:table-cell>
          <table:table-cell table:formula="of:=([.D19]*100)^4.5/10000000+10" office:value-type="float" office:value="10.0344365904957" calcext:value-type="float">
            <text:p>10,0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G19]^(0.5)*10" office:value-type="float" office:value="41.2310562561766" calcext:value-type="float">
            <text:p>41,2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J19]^(0.5)*11" office:value-type="float" office:value="45.3541618817943" calcext:value-type="float">
            <text:p>45,3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10 + [.A20]^1.5*5" office:value-type="float" office:value="391.837661840736" calcext:value-type="float">
            <text:p>391,84</text:p>
          </table:table-cell>
          <table:table-cell/>
          <table:table-cell office:value-type="float" office:value="0.18" calcext:value-type="float">
            <text:p>0,18</text:p>
          </table:table-cell>
          <table:table-cell table:formula="of:=([.D20]*100)^4.5/10000000+10" office:value-type="float" office:value="10.0445375448771" calcext:value-type="float">
            <text:p>10,0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G20]^(0.5)*10" office:value-type="float" office:value="42.4264068711929" calcext:value-type="float">
            <text:p>42,4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J20]^(0.5)*11" office:value-type="float" office:value="46.6690475583121" calcext:value-type="float">
            <text:p>46,6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10 + [.A21]^1.5*5" office:value-type="float" office:value="424.095399636364" calcext:value-type="float">
            <text:p>424,10</text:p>
          </table:table-cell>
          <table:table-cell/>
          <table:table-cell office:value-type="float" office:value="0.19" calcext:value-type="float">
            <text:p>0,19</text:p>
          </table:table-cell>
          <table:table-cell table:formula="of:=([.D21]*100)^4.5/10000000+10" office:value-type="float" office:value="10.0568056069221" calcext:value-type="float">
            <text:p>10,0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G21]^(0.5)*10" office:value-type="float" office:value="43.5889894354067" calcext:value-type="float">
            <text:p>43,5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J21]^(0.5)*11" office:value-type="float" office:value="47.9478883789474" calcext:value-type="float">
            <text:p>47,9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10 + [.A22]^1.5*5" office:value-type="float" office:value="457.213595499958" calcext:value-type="float">
            <text:p>457,21</text:p>
          </table:table-cell>
          <table:table-cell/>
          <table:table-cell office:value-type="float" office:value="0.2" calcext:value-type="float">
            <text:p>0,2</text:p>
          </table:table-cell>
          <table:table-cell table:formula="of:=([.D22]*100)^4.5/10000000+10" office:value-type="float" office:value="10.07155417528" calcext:value-type="float">
            <text:p>10,0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G22]^(0.5)*10" office:value-type="float" office:value="44.7213595499958" calcext:value-type="float">
            <text:p>44,7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J22]^(0.5)*11" office:value-type="float" office:value="49.1934955049954" calcext:value-type="float">
            <text:p>49,1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10 + [.A23]^1.5*5" office:value-type="float" office:value="491.170447970363" calcext:value-type="float">
            <text:p>491,17</text:p>
          </table:table-cell>
          <table:table-cell/>
          <table:table-cell office:value-type="float" office:value="0.21" calcext:value-type="float">
            <text:p>0,21</text:p>
          </table:table-cell>
          <table:table-cell table:formula="of:=([.D23]*100)^4.5/10000000+10" office:value-type="float" office:value="10.0891223903731" calcext:value-type="float">
            <text:p>10,09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G23]^(0.5)*10" office:value-type="float" office:value="45.8257569495584" calcext:value-type="float">
            <text:p>45,83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J23]^(0.5)*11" office:value-type="float" office:value="50.4083326445142" calcext:value-type="float">
            <text:p>50,4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10 + [.A24]^1.5*5" office:value-type="float" office:value="525.945733580577" calcext:value-type="float">
            <text:p>525,95</text:p>
          </table:table-cell>
          <table:table-cell/>
          <table:table-cell office:value-type="float" office:value="0.22" calcext:value-type="float">
            <text:p>0,22</text:p>
          </table:table-cell>
          <table:table-cell table:formula="of:=([.D24]*100)^4.5/10000000+10" office:value-type="float" office:value="10.1098758034233" calcext:value-type="float">
            <text:p>10,1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G24]^(0.5)*10" office:value-type="float" office:value="46.9041575982343" calcext:value-type="float">
            <text:p>46,9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J24]^(0.5)*11" office:value-type="float" office:value="51.5945733580577" calcext:value-type="float">
            <text:p>51,59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10 + [.A25]^1.5*5" office:value-type="float" office:value="561.520625180963" calcext:value-type="float">
            <text:p>561,52</text:p>
          </table:table-cell>
          <table:table-cell/>
          <table:table-cell office:value-type="float" office:value="0.23" calcext:value-type="float">
            <text:p>0,23</text:p>
          </table:table-cell>
          <table:table-cell table:formula="of:=([.D25]*100)^4.5/10000000+10" office:value-type="float" office:value="10.1342070289315" calcext:value-type="float">
            <text:p>10,1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G25]^(0.5)*10" office:value-type="float" office:value="47.9583152331272" calcext:value-type="float">
            <text:p>47,9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J25]^(0.5)*11" office:value-type="float" office:value="52.7541467564399" calcext:value-type="float">
            <text:p>52,7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10 + [.A26]^1.5*5" office:value-type="float" office:value="597.877538267963" calcext:value-type="float">
            <text:p>597,88</text:p>
          </table:table-cell>
          <table:table-cell/>
          <table:table-cell office:value-type="float" office:value="0.24" calcext:value-type="float">
            <text:p>0,24</text:p>
          </table:table-cell>
          <table:table-cell table:formula="of:=([.D26]*100)^4.5/10000000+10" office:value-type="float" office:value="10.1625363817803" calcext:value-type="float">
            <text:p>10,1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G26]^(0.5)*10" office:value-type="float" office:value="48.9897948556636" calcext:value-type="float">
            <text:p>48,9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J26]^(0.5)*11" office:value-type="float" office:value="53.8887743412299" calcext:value-type="float">
            <text:p>53,8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10 + [.A27]^1.5*5" office:value-type="float" office:value="635" calcext:value-type="float">
            <text:p>635,00</text:p>
          </table:table-cell>
          <table:table-cell/>
          <table:table-cell office:value-type="float" office:value="0.25" calcext:value-type="float">
            <text:p>0,25</text:p>
          </table:table-cell>
          <table:table-cell table:formula="of:=([.D27]*100)^4.5/10000000+10" office:value-type="float" office:value="10.1953125" calcext:value-type="float">
            <text:p>10,2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G27]^(0.5)*10" office:value-type="float" office:value="50" calcext:value-type="float">
            <text:p>50,0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J27]^(0.5)*11" office:value-type="float" office:value="55" calcext:value-type="float">
            <text:p>55,0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10 + [.A28]^1.5*5" office:value-type="float" office:value="672.872536767062" calcext:value-type="float">
            <text:p>672,87</text:p>
          </table:table-cell>
          <table:table-cell/>
          <table:table-cell office:value-type="float" office:value="0.26" calcext:value-type="float">
            <text:p>0,26</text:p>
          </table:table-cell>
          <table:table-cell table:formula="of:=([.D28]*100)^4.5/10000000+10" office:value-type="float" office:value="10.2330129541244" calcext:value-type="float">
            <text:p>10,2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G28]^(0.5)*10" office:value-type="float" office:value="50.9901951359278" calcext:value-type="float">
            <text:p>50,99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J28]^(0.5)*11" office:value-type="float" office:value="56.0892146495206" calcext:value-type="float">
            <text:p>56,0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10 + [.A29]^1.5*5" office:value-type="float" office:value="711.480577065395" calcext:value-type="float">
            <text:p>711,48</text:p>
          </table:table-cell>
          <table:table-cell/>
          <table:table-cell office:value-type="float" office:value="0.27" calcext:value-type="float">
            <text:p>0,27</text:p>
          </table:table-cell>
          <table:table-cell table:formula="of:=([.D29]*100)^4.5/10000000+10" office:value-type="float" office:value="10.2761448439676" calcext:value-type="float">
            <text:p>10,2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G29]^(0.5)*10" office:value-type="float" office:value="51.9615242270663" calcext:value-type="float">
            <text:p>51,9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J29]^(0.5)*11" office:value-type="float" office:value="57.157676649773" calcext:value-type="float">
            <text:p>57,16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10 + [.A30]^1.5*5" office:value-type="float" office:value="750.810367098085" calcext:value-type="float">
            <text:p>750,81</text:p>
          </table:table-cell>
          <table:table-cell/>
          <table:table-cell office:value-type="float" office:value="0.28" calcext:value-type="float">
            <text:p>0,28</text:p>
          </table:table-cell>
          <table:table-cell table:formula="of:=([.D30]*100)^4.5/10000000+10" office:value-type="float" office:value="10.3252453835707" calcext:value-type="float">
            <text:p>10,3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G30]^(0.5)*10" office:value-type="float" office:value="52.9150262212918" calcext:value-type="float">
            <text:p>52,92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J30]^(0.5)*11" office:value-type="float" office:value="58.206528843421" calcext:value-type="float">
            <text:p>58,2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10 + [.A31]^1.5*5" office:value-type="float" office:value="790.848897034503" calcext:value-type="float">
            <text:p>790,85</text:p>
          </table:table-cell>
          <table:table-cell/>
          <table:table-cell office:value-type="float" office:value="0.29" calcext:value-type="float">
            <text:p>0,29</text:p>
          </table:table-cell>
          <table:table-cell table:formula="of:=([.D31]*100)^4.5/10000000+10" office:value-type="float" office:value="10.3808824749955" calcext:value-type="float">
            <text:p>10,3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G31]^(0.5)*10" office:value-type="float" office:value="53.851648071345" calcext:value-type="float">
            <text:p>53,8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J31]^(0.5)*11" office:value-type="float" office:value="59.2368128784795" calcext:value-type="float">
            <text:p>59,2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10 + [.A32]^1.5*5" office:value-type="float" office:value="831.583836257749" calcext:value-type="float">
            <text:p>831,58</text:p>
          </table:table-cell>
          <table:table-cell/>
          <table:table-cell office:value-type="float" office:value="0.3" calcext:value-type="float">
            <text:p>0,3</text:p>
          </table:table-cell>
          <table:table-cell table:formula="of:=([.D32]*100)^4.5/10000000+10" office:value-type="float" office:value="10.4436552715792" calcext:value-type="float">
            <text:p>10,4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G32]^(0.5)*10" office:value-type="float" office:value="54.7722557505166" calcext:value-type="float">
            <text:p>54,77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J32]^(0.5)*11" office:value-type="float" office:value="60.2494813255683" calcext:value-type="float">
            <text:p>60,2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10 + [.A33]^1.5*5" office:value-type="float" office:value="873.003476238653" calcext:value-type="float">
            <text:p>873,00</text:p>
          </table:table-cell>
          <table:table-cell/>
          <table:table-cell office:value-type="float" office:value="0.31" calcext:value-type="float">
            <text:p>0,31</text:p>
          </table:table-cell>
          <table:table-cell table:formula="of:=([.D33]*100)^4.5/10000000+10" office:value-type="float" office:value="10.5141947312125" calcext:value-type="float">
            <text:p>10,5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G33]^(0.5)*10" office:value-type="float" office:value="55.6776436283002" calcext:value-type="float">
            <text:p>55,6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J33]^(0.5)*11" office:value-type="float" office:value="61.2454079911302" calcext:value-type="float">
            <text:p>61,2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10 + [.A34]^1.5*5" office:value-type="float" office:value="915.096679918781" calcext:value-type="float">
            <text:p>915,10</text:p>
          </table:table-cell>
          <table:table-cell/>
          <table:table-cell office:value-type="float" office:value="0.32" calcext:value-type="float">
            <text:p>0,32</text:p>
          </table:table-cell>
          <table:table-cell table:formula="of:=([.D34]*100)^4.5/10000000+10" office:value-type="float" office:value="10.5931641601516" calcext:value-type="float">
            <text:p>10,5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G34]^(0.5)*10" office:value-type="float" office:value="56.5685424949238" calcext:value-type="float">
            <text:p>56,5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J34]^(0.5)*11" office:value-type="float" office:value="62.2253967444162" calcext:value-type="float">
            <text:p>62,23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10 + [.A35]^1.5*5" office:value-type="float" office:value="957.852836678775" calcext:value-type="float">
            <text:p>957,85</text:p>
          </table:table-cell>
          <table:table-cell/>
          <table:table-cell office:value-type="float" office:value="0.33" calcext:value-type="float">
            <text:p>0,33</text:p>
          </table:table-cell>
          <table:table-cell table:formula="of:=([.D35]*100)^4.5/10000000+10" office:value-type="float" office:value="10.6812597478345" calcext:value-type="float">
            <text:p>10,6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G35]^(0.5)*10" office:value-type="float" office:value="57.4456264653803" calcext:value-type="float">
            <text:p>57,45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J35]^(0.5)*11" office:value-type="float" office:value="63.1901891119183" calcext:value-type="float">
            <text:p>63,1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10 + [.A36]^1.5*5" office:value-type="float" office:value="1001.2618221237" calcext:value-type="float">
            <text:p>1.001,26</text:p>
          </table:table-cell>
          <table:table-cell/>
          <table:table-cell office:value-type="float" office:value="0.34" calcext:value-type="float">
            <text:p>0,34</text:p>
          </table:table-cell>
          <table:table-cell table:formula="of:=([.D36]*100)^4.5/10000000+10" office:value-type="float" office:value="10.779211093135" calcext:value-type="float">
            <text:p>10,78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G36]^(0.5)*10" office:value-type="float" office:value="58.309518948453" calcext:value-type="float">
            <text:p>58,3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J36]^(0.5)*11" office:value-type="float" office:value="64.1404708432983" calcext:value-type="float">
            <text:p>64,1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10 + [.A37]^1.5*5" office:value-type="float" office:value="1045.31396204243" calcext:value-type="float">
            <text:p>1.045,31</text:p>
          </table:table-cell>
          <table:table-cell/>
          <table:table-cell office:value-type="float" office:value="0.35" calcext:value-type="float">
            <text:p>0,35</text:p>
          </table:table-cell>
          <table:table-cell table:formula="of:=([.D37]*100)^4.5/10000000+10" office:value-type="float" office:value="10.8877817224514" calcext:value-type="float">
            <text:p>10,89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G37]^(0.5)*10" office:value-type="float" office:value="59.1607978309962" calcext:value-type="float">
            <text:p>59,1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J37]^(0.5)*11" office:value-type="float" office:value="65.0768776140958" calcext:value-type="float">
            <text:p>65,0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10 + [.A38]^1.5*5" office:value-type="float" office:value="1090" calcext:value-type="float">
            <text:p>1.090,00</text:p>
          </table:table-cell>
          <table:table-cell/>
          <table:table-cell office:value-type="float" office:value="0.36" calcext:value-type="float">
            <text:p>0,36</text:p>
          </table:table-cell>
          <table:table-cell table:formula="of:=([.D38]*100)^4.5/10000000+10" office:value-type="float" office:value="11.0077696" calcext:value-type="float">
            <text:p>11,0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G38]^(0.5)*10" office:value-type="float" office:value="60" calcext:value-type="float">
            <text:p>60,0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J38]^(0.5)*11" office:value-type="float" office:value="66" calcext:value-type="float">
            <text:p>66,0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10 + [.A39]^1.5*5" office:value-type="float" office:value="1135.31106810517" calcext:value-type="float">
            <text:p>1.135,31</text:p>
          </table:table-cell>
          <table:table-cell/>
          <table:table-cell office:value-type="float" office:value="0.37" calcext:value-type="float">
            <text:p>0,37</text:p>
          </table:table-cell>
          <table:table-cell table:formula="of:=([.D39]*100)^4.5/10000000+10" office:value-type="float" office:value="11.1400076306546" calcext:value-type="float">
            <text:p>11,14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G39]^(0.5)*10" office:value-type="float" office:value="60.8276253029822" calcext:value-type="float">
            <text:p>60,83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J39]^(0.5)*11" office:value-type="float" office:value="66.9103878332804" calcext:value-type="float">
            <text:p>66,9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10 + [.A40]^1.5*5" office:value-type="float" office:value="1181.23866056411" calcext:value-type="float">
            <text:p>1.181,24</text:p>
          </table:table-cell>
          <table:table-cell/>
          <table:table-cell office:value-type="float" office:value="0.38" calcext:value-type="float">
            <text:p>0,38</text:p>
          </table:table-cell>
          <table:table-cell table:formula="of:=([.D40]*100)^4.5/10000000+10" office:value-type="float" office:value="11.2853641556495" calcext:value-type="float">
            <text:p>11,2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G40]^(0.5)*10" office:value-type="float" office:value="61.6441400296898" calcext:value-type="float">
            <text:p>61,64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J40]^(0.5)*11" office:value-type="float" office:value="67.8085540326587" calcext:value-type="float">
            <text:p>67,8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10 + [.A41]^1.5*5" office:value-type="float" office:value="1227.77460968769" calcext:value-type="float">
            <text:p>1.227,77</text:p>
          </table:table-cell>
          <table:table-cell/>
          <table:table-cell office:value-type="float" office:value="0.39" calcext:value-type="float">
            <text:p>0,39</text:p>
          </table:table-cell>
          <table:table-cell table:formula="of:=([.D41]*100)^4.5/10000000+10" office:value-type="float" office:value="11.4447434414413" calcext:value-type="float">
            <text:p>11,4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G41]^(0.5)*10" office:value-type="float" office:value="62.449979983984" calcext:value-type="float">
            <text:p>62,4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J41]^(0.5)*11" office:value-type="float" office:value="68.6949779823824" calcext:value-type="float">
            <text:p>68,6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10 + [.A42]^1.5*5" office:value-type="float" office:value="1274.91106406735" calcext:value-type="float">
            <text:p>1.274,91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([.D42]*100)^4.5/10000000+10" office:value-type="float" office:value="11.6190861620062" calcext:value-type="float">
            <text:p>11,6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G42]^(0.5)*10" office:value-type="float" office:value="63.2455532033676" calcext:value-type="float">
            <text:p>63,2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J42]^(0.5)*11" office:value-type="float" office:value="69.5701085237044" calcext:value-type="float">
            <text:p>69,5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10 + [.A43]^1.5*5" office:value-type="float" office:value="1322.64046867373" calcext:value-type="float">
            <text:p>1.322,64</text:p>
          </table:table-cell>
          <table:table-cell/>
          <table:table-cell office:value-type="float" office:value="0.41" calcext:value-type="float">
            <text:p>0,41</text:p>
          </table:table-cell>
          <table:table-cell table:formula="of:=([.D43]*100)^4.5/10000000+10" office:value-type="float" office:value="11.8093698748292" calcext:value-type="float">
            <text:p>11,8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G43]^(0.5)*10" office:value-type="float" office:value="64.0312423743285" calcext:value-type="float">
            <text:p>64,03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J43]^(0.5)*11" office:value-type="float" office:value="70.4343666117613" calcext:value-type="float">
            <text:p>70,4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10 + [.A44]^1.5*5" office:value-type="float" office:value="1370.95554666565" calcext:value-type="float">
            <text:p>1.370,96</text:p>
          </table:table-cell>
          <table:table-cell/>
          <table:table-cell office:value-type="float" office:value="0.42" calcext:value-type="float">
            <text:p>0,42</text:p>
          </table:table-cell>
          <table:table-cell table:formula="of:=([.D44]*100)^4.5/10000000+10" office:value-type="float" office:value="12.0166094908273" calcext:value-type="float">
            <text:p>12,0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G44]^(0.5)*10" office:value-type="float" office:value="64.8074069840786" calcext:value-type="float">
            <text:p>64,8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J44]^(0.5)*11" office:value-type="float" office:value="71.2881476824865" calcext:value-type="float">
            <text:p>71,2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10 + [.A45]^1.5*5" office:value-type="float" office:value="1419.84928272493" calcext:value-type="float">
            <text:p>1.419,85</text:p>
          </table:table-cell>
          <table:table-cell/>
          <table:table-cell office:value-type="float" office:value="0.43" calcext:value-type="float">
            <text:p>0,43</text:p>
          </table:table-cell>
          <table:table-cell table:formula="of:=([.D45]*100)^4.5/10000000+10" office:value-type="float" office:value="12.2418577384322" calcext:value-type="float">
            <text:p>12,24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G45]^(0.5)*10" office:value-type="float" office:value="65.57438524302" calcext:value-type="float">
            <text:p>65,57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J45]^(0.5)*11" office:value-type="float" office:value="72.131823767322" calcext:value-type="float">
            <text:p>72,1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10 + [.A46]^1.5*5" office:value-type="float" office:value="1469.31490775638" calcext:value-type="float">
            <text:p>1.469,31</text:p>
          </table:table-cell>
          <table:table-cell/>
          <table:table-cell office:value-type="float" office:value="0.44" calcext:value-type="float">
            <text:p>0,44</text:p>
          </table:table-cell>
          <table:table-cell table:formula="of:=([.D46]*100)^4.5/10000000+10" office:value-type="float" office:value="12.4862056220464" calcext:value-type="float">
            <text:p>12,49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G46]^(0.5)*10" office:value-type="float" office:value="66.332495807108" calcext:value-type="float">
            <text:p>66,33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J46]^(0.5)*11" office:value-type="float" office:value="72.9657453878188" calcext:value-type="float">
            <text:p>72,97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10 + [.A47]^1.5*5" office:value-type="float" office:value="1519.34588481236" calcext:value-type="float">
            <text:p>1.519,35</text:p>
          </table:table-cell>
          <table:table-cell/>
          <table:table-cell office:value-type="float" office:value="0.45" calcext:value-type="float">
            <text:p>0,45</text:p>
          </table:table-cell>
          <table:table-cell table:formula="of:=([.D47]*100)^4.5/10000000+10" office:value-type="float" office:value="12.7507828750705" calcext:value-type="float">
            <text:p>12,75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G47]^(0.5)*10" office:value-type="float" office:value="67.0820393249937" calcext:value-type="float">
            <text:p>67,08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J47]^(0.5)*11" office:value-type="float" office:value="73.7902432574931" calcext:value-type="float">
            <text:p>73,79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10 + [.A48]^1.5*5" office:value-type="float" office:value="1569.93589611881" calcext:value-type="float">
            <text:p>1.569,94</text:p>
          </table:table-cell>
          <table:table-cell/>
          <table:table-cell office:value-type="float" office:value="0.46" calcext:value-type="float">
            <text:p>0,46</text:p>
          </table:table-cell>
          <table:table-cell table:formula="of:=([.D48]*100)^4.5/10000000+10" office:value-type="float" office:value="13.0367584076924" calcext:value-type="float">
            <text:p>13,04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G48]^(0.5)*10" office:value-type="float" office:value="67.8232998312527" calcext:value-type="float">
            <text:p>67,82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J48]^(0.5)*11" office:value-type="float" office:value="74.6056298143779" calcext:value-type="float">
            <text:p>74,6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10 + [.A49]^1.5*5" office:value-type="float" office:value="1621.07883109425" calcext:value-type="float">
            <text:p>1.621,08</text:p>
          </table:table-cell>
          <table:table-cell/>
          <table:table-cell office:value-type="float" office:value="0.47" calcext:value-type="float">
            <text:p>0,47</text:p>
          </table:table-cell>
          <table:table-cell table:formula="of:=([.D49]*100)^4.5/10000000+10" office:value-type="float" office:value="13.345340749614" calcext:value-type="float">
            <text:p>13,35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G49]^(0.5)*10" office:value-type="float" office:value="68.5565460040104" calcext:value-type="float">
            <text:p>68,56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J49]^(0.5)*11" office:value-type="float" office:value="75.4122006044115" calcext:value-type="float">
            <text:p>75,4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10 + [.A50]^1.5*5" office:value-type="float" office:value="1672.76877526612" calcext:value-type="float">
            <text:p>1.672,77</text:p>
          </table:table-cell>
          <table:table-cell/>
          <table:table-cell office:value-type="float" office:value="0.48" calcext:value-type="float">
            <text:p>0,48</text:p>
          </table:table-cell>
          <table:table-cell table:formula="of:=([.D50]*100)^4.5/10000000+10" office:value-type="float" office:value="13.6777784878846" calcext:value-type="float">
            <text:p>13,68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G50]^(0.5)*10" office:value-type="float" office:value="69.2820323027551" calcext:value-type="float">
            <text:p>69,28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J50]^(0.5)*11" office:value-type="float" office:value="76.2102355330306" calcext:value-type="float">
            <text:p>76,2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10 + [.A51]^1.5*5" office:value-type="float" office:value="1725" calcext:value-type="float">
            <text:p>1.725,00</text:p>
          </table:table-cell>
          <table:table-cell/>
          <table:table-cell office:value-type="float" office:value="0.49" calcext:value-type="float">
            <text:p>0,49</text:p>
          </table:table-cell>
          <table:table-cell table:formula="of:=([.D51]*100)^4.5/10000000+10" office:value-type="float" office:value="14.0353607" calcext:value-type="float">
            <text:p>14,04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G51]^(0.5)*10" office:value-type="float" office:value="70" calcext:value-type="float">
            <text:p>70,00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J51]^(0.5)*11" office:value-type="float" office:value="77" calcext:value-type="float">
            <text:p>77,0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10 + [.A52]^1.5*5" office:value-type="float" office:value="1777.76695296637" calcext:value-type="float">
            <text:p>1.777,77</text:p>
          </table:table-cell>
          <table:table-cell/>
          <table:table-cell office:value-type="float" office:value="0.5" calcext:value-type="float">
            <text:p>0,5</text:p>
          </table:table-cell>
          <table:table-cell table:formula="of:=([.D52]*100)^4.5/10000000+10" office:value-type="float" office:value="14.4194173824159" calcext:value-type="float">
            <text:p>14,42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G52]^(0.5)*10" office:value-type="float" office:value="70.7106781186548" calcext:value-type="float">
            <text:p>70,7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J52]^(0.5)*11" office:value-type="float" office:value="77.7817459305202" calcext:value-type="float">
            <text:p>77,78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10 + [.A53]^1.5*5" office:value-type="float" office:value="1831.06424927843" calcext:value-type="float">
            <text:p>1.831,06</text:p>
          </table:table-cell>
          <table:table-cell/>
          <table:table-cell office:value-type="float" office:value="0.51" calcext:value-type="float">
            <text:p>0,51</text:p>
          </table:table-cell>
          <table:table-cell table:formula="of:=([.D53]*100)^4.5/10000000+10" office:value-type="float" office:value="14.8313198746207" calcext:value-type="float">
            <text:p>14,8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G53]^(0.5)*10" office:value-type="float" office:value="71.4142842854285" calcext:value-type="float">
            <text:p>71,4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J53]^(0.5)*11" office:value-type="float" office:value="78.5557127139714" calcext:value-type="float">
            <text:p>78,5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10 + [.A54]^1.5*5" office:value-type="float" office:value="1884.88666324127" calcext:value-type="float">
            <text:p>1.884,89</text:p>
          </table:table-cell>
          <table:table-cell/>
          <table:table-cell office:value-type="float" office:value="0.52" calcext:value-type="float">
            <text:p>0,52</text:p>
          </table:table-cell>
          <table:table-cell table:formula="of:=([.D54]*100)^4.5/10000000+10" office:value-type="float" office:value="15.2724812789006" calcext:value-type="float">
            <text:p>15,27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G54]^(0.5)*10" office:value-type="float" office:value="72.1110255092798" calcext:value-type="float">
            <text:p>72,11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J54]^(0.5)*11" office:value-type="float" office:value="79.3221280602078" calcext:value-type="float">
            <text:p>79,32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10 + [.A55]^1.5*5" office:value-type="float" office:value="1939.22912065934" calcext:value-type="float">
            <text:p>1.939,23</text:p>
          </table:table-cell>
          <table:table-cell/>
          <table:table-cell office:value-type="float" office:value="0.53" calcext:value-type="float">
            <text:p>0,53</text:p>
          </table:table-cell>
          <table:table-cell table:formula="of:=([.D55]*100)^4.5/10000000+10" office:value-type="float" office:value="15.744356875928" calcext:value-type="float">
            <text:p>15,74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G55]^(0.5)*10" office:value-type="float" office:value="72.8010988928052" calcext:value-type="float">
            <text:p>72,80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J55]^(0.5)*11" office:value-type="float" office:value="80.0812087820857" calcext:value-type="float">
            <text:p>80,08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10 + [.A56]^1.5*5" office:value-type="float" office:value="1994.08669165437" calcext:value-type="float">
            <text:p>1.994,09</text:p>
          </table:table-cell>
          <table:table-cell/>
          <table:table-cell office:value-type="float" office:value="0.54" calcext:value-type="float">
            <text:p>0,54</text:p>
          </table:table-cell>
          <table:table-cell table:formula="of:=([.D56]*100)^4.5/10000000+10" office:value-type="float" office:value="16.2484445362933" calcext:value-type="float">
            <text:p>16,25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G56]^(0.5)*10" office:value-type="float" office:value="73.4846922834953" calcext:value-type="float">
            <text:p>73,48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J56]^(0.5)*11" office:value-type="float" office:value="80.8331615118449" calcext:value-type="float">
            <text:p>80,83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10 + [.A57]^1.5*5" office:value-type="float" office:value="2049.45458395131" calcext:value-type="float">
            <text:p>2.049,45</text:p>
          </table:table-cell>
          <table:table-cell/>
          <table:table-cell office:value-type="float" office:value="0.55" calcext:value-type="float">
            <text:p>0,55</text:p>
          </table:table-cell>
          <table:table-cell table:formula="of:=([.D57]*100)^4.5/10000000+10" office:value-type="float" office:value="16.786285128098" calcext:value-type="float">
            <text:p>16,79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G57]^(0.5)*10" office:value-type="float" office:value="74.1619848709566" calcext:value-type="float">
            <text:p>74,16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J57]^(0.5)*11" office:value-type="float" office:value="81.5781833580523" calcext:value-type="float">
            <text:p>81,58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10 + [.A58]^1.5*5" office:value-type="float" office:value="2105.32813659341" calcext:value-type="float">
            <text:p>2.105,33</text:p>
          </table:table-cell>
          <table:table-cell/>
          <table:table-cell office:value-type="float" office:value="0.56" calcext:value-type="float">
            <text:p>0,56</text:p>
          </table:table-cell>
          <table:table-cell table:formula="of:=([.D58]*100)^4.5/10000000+10" office:value-type="float" office:value="17.3594629207198" calcext:value-type="float">
            <text:p>17,36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G58]^(0.5)*10" office:value-type="float" office:value="74.8331477354788" calcext:value-type="float">
            <text:p>74,83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J58]^(0.5)*11" office:value-type="float" office:value="82.3164625090267" calcext:value-type="float">
            <text:p>82,3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10 + [.A59]^1.5*5" office:value-type="float" office:value="2161.70281405216" calcext:value-type="float">
            <text:p>2.161,70</text:p>
          </table:table-cell>
          <table:table-cell/>
          <table:table-cell office:value-type="float" office:value="0.57" calcext:value-type="float">
            <text:p>0,57</text:p>
          </table:table-cell>
          <table:table-cell table:formula="of:=([.D59]*100)^4.5/10000000+10" office:value-type="float" office:value="17.9696059848552" calcext:value-type="float">
            <text:p>17,9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G59]^(0.5)*10" office:value-type="float" office:value="75.4983443527075" calcext:value-type="float">
            <text:p>75,50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J59]^(0.5)*11" office:value-type="float" office:value="83.0481787879782" calcext:value-type="float">
            <text:p>83,05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10 + [.A60]^1.5*5" office:value-type="float" office:value="2218.57420070053" calcext:value-type="float">
            <text:p>2.218,57</text:p>
          </table:table-cell>
          <table:table-cell/>
          <table:table-cell office:value-type="float" office:value="0.58" calcext:value-type="float">
            <text:p>0,58</text:p>
          </table:table-cell>
          <table:table-cell table:formula="of:=([.D60]*100)^4.5/10000000+10" office:value-type="float" office:value="18.6183865889416" calcext:value-type="float">
            <text:p>18,62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G60]^(0.5)*10" office:value-type="float" office:value="76.1577310586391" calcext:value-type="float">
            <text:p>76,16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J60]^(0.5)*11" office:value-type="float" office:value="83.773504164503" calcext:value-type="float">
            <text:p>83,77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10 + [.A61]^1.5*5" office:value-type="float" office:value="2275.93799562124" calcext:value-type="float">
            <text:p>2.275,94</text:p>
          </table:table-cell>
          <table:table-cell/>
          <table:table-cell office:value-type="float" office:value="0.59" calcext:value-type="float">
            <text:p>0,59</text:p>
          </table:table-cell>
          <table:table-cell table:formula="of:=([.D61]*100)^4.5/10000000+10" office:value-type="float" office:value="19.3075215920539" calcext:value-type="float">
            <text:p>19,31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G61]^(0.5)*10" office:value-type="float" office:value="76.8114574786861" calcext:value-type="float">
            <text:p>76,81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J61]^(0.5)*11" office:value-type="float" office:value="84.4926032265547" calcext:value-type="float">
            <text:p>84,4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10 + [.A62]^1.5*5" office:value-type="float" office:value="2333.79000772445" calcext:value-type="float">
            <text:p>2.333,79</text:p>
          </table:table-cell>
          <table:table-cell/>
          <table:table-cell office:value-type="float" office:value="0.6" calcext:value-type="float">
            <text:p>0,6</text:p>
          </table:table-cell>
          <table:table-cell table:formula="of:=([.D62]*100)^4.5/10000000+10" office:value-type="float" office:value="20.0387728333696" calcext:value-type="float">
            <text:p>20,04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G62]^(0.5)*10" office:value-type="float" office:value="77.4596669241483" calcext:value-type="float">
            <text:p>77,46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J62]^(0.5)*11" office:value-type="float" office:value="85.2056336165632" calcext:value-type="float">
            <text:p>85,21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10 + [.A63]^1.5*5" office:value-type="float" office:value="2392.12615115153" calcext:value-type="float">
            <text:p>2.392,13</text:p>
          </table:table-cell>
          <table:table-cell/>
          <table:table-cell office:value-type="float" office:value="0.61" calcext:value-type="float">
            <text:p>0,61</text:p>
          </table:table-cell>
          <table:table-cell table:formula="of:=([.D63]*100)^4.5/10000000+10" office:value-type="float" office:value="20.8139475182905" calcext:value-type="float">
            <text:p>20,81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G63]^(0.5)*10" office:value-type="float" office:value="78.1024967590665" calcext:value-type="float">
            <text:p>78,10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J63]^(0.5)*11" office:value-type="float" office:value="85.9127464349732" calcext:value-type="float">
            <text:p>85,9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10 + [.A64]^1.5*5" office:value-type="float" office:value="2450.94244094366" calcext:value-type="float">
            <text:p>2.450,94</text:p>
          </table:table-cell>
          <table:table-cell/>
          <table:table-cell office:value-type="float" office:value="0.62" calcext:value-type="float">
            <text:p>0,62</text:p>
          </table:table-cell>
          <table:table-cell table:formula="of:=([.D64]*100)^4.5/10000000+10" office:value-type="float" office:value="21.6348986013044" calcext:value-type="float">
            <text:p>21,63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G64]^(0.5)*10" office:value-type="float" office:value="78.7400787401181" calcext:value-type="float">
            <text:p>78,74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J64]^(0.5)*11" office:value-type="float" office:value="86.6140866141299" calcext:value-type="float">
            <text:p>86,6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10 + [.A65]^1.5*5" office:value-type="float" office:value="2510.23498895604" calcext:value-type="float">
            <text:p>2.510,23</text:p>
          </table:table-cell>
          <table:table-cell/>
          <table:table-cell office:value-type="float" office:value="0.63" calcext:value-type="float">
            <text:p>0,63</text:p>
          </table:table-cell>
          <table:table-cell table:formula="of:=([.D65]*100)^4.5/10000000+10" office:value-type="float" office:value="22.5035251656698" calcext:value-type="float">
            <text:p>22,50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G65]^(0.5)*10" office:value-type="float" office:value="79.3725393319377" calcext:value-type="float">
            <text:p>79,37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J65]^(0.5)*11" office:value-type="float" office:value="87.3097932651315" calcext:value-type="float">
            <text:p>87,3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10 + [.A66]^1.5*5" office:value-type="float" office:value="2570" calcext:value-type="float">
            <text:p>2.570,00</text:p>
          </table:table-cell>
          <table:table-cell/>
          <table:table-cell office:value-type="float" office:value="0.64" calcext:value-type="float">
            <text:p>0,64</text:p>
          </table:table-cell>
          <table:table-cell table:formula="of:=([.D66]*100)^4.5/10000000+10" office:value-type="float" office:value="23.4217728" calcext:value-type="float">
            <text:p>23,4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G66]^(0.5)*10" office:value-type="float" office:value="80" calcext:value-type="float">
            <text:p>80,00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J66]^(0.5)*11" office:value-type="float" office:value="88" calcext:value-type="float">
            <text:p>88,0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10 + [.A67]^1.5*5" office:value-type="float" office:value="2630.23376819703" calcext:value-type="float">
            <text:p>2.630,23</text:p>
          </table:table-cell>
          <table:table-cell/>
          <table:table-cell office:value-type="float" office:value="0.65" calcext:value-type="float">
            <text:p>0,65</text:p>
          </table:table-cell>
          <table:table-cell table:formula="of:=([.D67]*100)^4.5/10000000+10" office:value-type="float" office:value="24.3916339718222" calcext:value-type="float">
            <text:p>24,39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G67]^(0.5)*10" office:value-type="float" office:value="80.6225774829855" calcext:value-type="float">
            <text:p>80,62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J67]^(0.5)*11" office:value-type="float" office:value="88.684835231284" calcext:value-type="float">
            <text:p>88,6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10 + [.A68]^1.5*5" office:value-type="float" office:value="2690.93267352987" calcext:value-type="float">
            <text:p>2.690,93</text:p>
          </table:table-cell>
          <table:table-cell/>
          <table:table-cell office:value-type="float" office:value="0.66" calcext:value-type="float">
            <text:p>0,66</text:p>
          </table:table-cell>
          <table:table-cell table:formula="of:=([.D68]*100)^4.5/10000000+10" office:value-type="float" office:value="25.4151483981828" calcext:value-type="float">
            <text:p>25,42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G68]^(0.5)*10" office:value-type="float" office:value="81.2403840463596" calcext:value-type="float">
            <text:p>81,24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J68]^(0.5)*11" office:value-type="float" office:value="89.3644224509956" calcext:value-type="float">
            <text:p>89,3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10 + [.A69]^1.5*5" office:value-type="float" office:value="2752.09317857727" calcext:value-type="float">
            <text:p>2.752,09</text:p>
          </table:table-cell>
          <table:table-cell/>
          <table:table-cell office:value-type="float" office:value="0.67" calcext:value-type="float">
            <text:p>0,67</text:p>
          </table:table-cell>
          <table:table-cell table:formula="of:=([.D69]*100)^4.5/10000000+10" office:value-type="float" office:value="26.4944034133687" calcext:value-type="float">
            <text:p>26,49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G69]^(0.5)*10" office:value-type="float" office:value="81.8535277187245" calcext:value-type="float">
            <text:p>81,85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J69]^(0.5)*11" office:value-type="float" office:value="90.038880490597" calcext:value-type="float">
            <text:p>90,04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10 + [.A70]^1.5*5" office:value-type="float" office:value="2813.71182542001" calcext:value-type="float">
            <text:p>2.813,71</text:p>
          </table:table-cell>
          <table:table-cell/>
          <table:table-cell office:value-type="float" office:value="0.68" calcext:value-type="float">
            <text:p>0,68</text:p>
          </table:table-cell>
          <table:table-cell table:formula="of:=([.D70]*100)^4.5/10000000+10" office:value-type="float" office:value="27.6315343338093" calcext:value-type="float">
            <text:p>27,63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G70]^(0.5)*10" office:value-type="float" office:value="82.4621125123532" calcext:value-type="float">
            <text:p>82,4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J70]^(0.5)*11" office:value-type="float" office:value="90.7083237635885" calcext:value-type="float">
            <text:p>90,71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10 + [.A71]^1.5*5" office:value-type="float" office:value="2875.78523270674" calcext:value-type="float">
            <text:p>2.875,79</text:p>
          </table:table-cell>
          <table:table-cell/>
          <table:table-cell office:value-type="float" office:value="0.69" calcext:value-type="float">
            <text:p>0,69</text:p>
          </table:table-cell>
          <table:table-cell table:formula="of:=([.D71]*100)^4.5/10000000+10" office:value-type="float" office:value="28.8287248202251" calcext:value-type="float">
            <text:p>28,83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G71]^(0.5)*10" office:value-type="float" office:value="83.0662386291808" calcext:value-type="float">
            <text:p>83,07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J71]^(0.5)*11" office:value-type="float" office:value="91.3728624920988" calcext:value-type="float">
            <text:p>91,3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10 + [.A72]^1.5*5" office:value-type="float" office:value="2938.31009286926" calcext:value-type="float">
            <text:p>2.938,31</text:p>
          </table:table-cell>
          <table:table-cell/>
          <table:table-cell office:value-type="float" office:value="0.7" calcext:value-type="float">
            <text:p>0,7</text:p>
          </table:table-cell>
          <table:table-cell table:formula="of:=([.D72]*100)^4.5/10000000+10" office:value-type="float" office:value="30.0882072370832" calcext:value-type="float">
            <text:p>30,09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G72]^(0.5)*10" office:value-type="float" office:value="83.6660026534076" calcext:value-type="float">
            <text:p>83,67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J72]^(0.5)*11" office:value-type="float" office:value="92.0326029187483" calcext:value-type="float">
            <text:p>92,03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10 + [.A73]^1.5*5" office:value-type="float" office:value="3001.28316947761" calcext:value-type="float">
            <text:p>3.001,28</text:p>
          </table:table-cell>
          <table:table-cell/>
          <table:table-cell office:value-type="float" office:value="0.71" calcext:value-type="float">
            <text:p>0,71</text:p>
          </table:table-cell>
          <table:table-cell table:formula="of:=([.D73]*100)^4.5/10000000+10" office:value-type="float" office:value="31.412263009418" calcext:value-type="float">
            <text:p>31,41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G73]^(0.5)*10" office:value-type="float" office:value="84.2614977317636" calcext:value-type="float">
            <text:p>84,26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J73]^(0.5)*11" office:value-type="float" office:value="92.68764750494" calcext:value-type="float">
            <text:p>92,69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10 + [.A74]^1.5*5" office:value-type="float" office:value="3064.70129472589" calcext:value-type="float">
            <text:p>3.064,70</text:p>
          </table:table-cell>
          <table:table-cell/>
          <table:table-cell office:value-type="float" office:value="0.72" calcext:value-type="float">
            <text:p>0,72</text:p>
          </table:table-cell>
          <table:table-cell table:formula="of:=([.D74]*100)^4.5/10000000+10" office:value-type="float" office:value="32.8032229770769" calcext:value-type="float">
            <text:p>32,80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G74]^(0.5)*10" office:value-type="float" office:value="84.8528137423857" calcext:value-type="float">
            <text:p>84,8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J74]^(0.5)*11" office:value-type="float" office:value="93.3380951166243" calcext:value-type="float">
            <text:p>93,34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10 + [.A75]^1.5*5" office:value-type="float" office:value="3128.5613670409" calcext:value-type="float">
            <text:p>3.128,56</text:p>
          </table:table-cell>
          <table:table-cell/>
          <table:table-cell office:value-type="float" office:value="0.73" calcext:value-type="float">
            <text:p>0,73</text:p>
          </table:table-cell>
          <table:table-cell table:formula="of:=([.D75]*100)^4.5/10000000+10" office:value-type="float" office:value="34.263467746443" calcext:value-type="float">
            <text:p>34,26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G75]^(0.5)*10" office:value-type="float" office:value="85.4400374531753" calcext:value-type="float">
            <text:p>85,44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J75]^(0.5)*11" office:value-type="float" office:value="93.9840411984928" calcext:value-type="float">
            <text:p>93,98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10 + [.A76]^1.5*5" office:value-type="float" office:value="3192.86034880577" calcext:value-type="float">
            <text:p>3.192,86</text:p>
          </table:table-cell>
          <table:table-cell/>
          <table:table-cell office:value-type="float" office:value="0.74" calcext:value-type="float">
            <text:p>0,74</text:p>
          </table:table-cell>
          <table:table-cell table:formula="of:=([.D76]*100)^4.5/10000000+10" office:value-type="float" office:value="35.7954280396894" calcext:value-type="float">
            <text:p>35,80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G76]^(0.5)*10" office:value-type="float" office:value="86.0232526704263" calcext:value-type="float">
            <text:p>86,02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J76]^(0.5)*11" office:value-type="float" office:value="94.6255779374689" calcext:value-type="float">
            <text:p>94,6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10 + [.A77]^1.5*5" office:value-type="float" office:value="3257.59526419165" calcext:value-type="float">
            <text:p>3.257,60</text:p>
          </table:table-cell>
          <table:table-cell/>
          <table:table-cell office:value-type="float" office:value="0.75" calcext:value-type="float">
            <text:p>0,75</text:p>
          </table:table-cell>
          <table:table-cell table:formula="of:=([.D77]*100)^4.5/10000000+10" office:value-type="float" office:value="37.401585041617" calcext:value-type="float">
            <text:p>37,4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G77]^(0.5)*10" office:value-type="float" office:value="86.6025403784439" calcext:value-type="float">
            <text:p>86,6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J77]^(0.5)*11" office:value-type="float" office:value="95.2627944162883" calcext:value-type="float">
            <text:p>95,26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10 + [.A78]^1.5*5" office:value-type="float" office:value="3322.76319709091" calcext:value-type="float">
            <text:p>3.322,76</text:p>
          </table:table-cell>
          <table:table-cell/>
          <table:table-cell office:value-type="float" office:value="0.76" calcext:value-type="float">
            <text:p>0,76</text:p>
          </table:table-cell>
          <table:table-cell table:formula="of:=([.D78]*100)^4.5/10000000+10" office:value-type="float" office:value="39.0844707441236" calcext:value-type="float">
            <text:p>39,08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G78]^(0.5)*10" office:value-type="float" office:value="87.1779788708135" calcext:value-type="float">
            <text:p>87,18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J78]^(0.5)*11" office:value-type="float" office:value="95.8957767578948" calcext:value-type="float">
            <text:p>95,9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10 + [.A79]^1.5*5" office:value-type="float" office:value="3388.36128914597" calcext:value-type="float">
            <text:p>3.388,36</text:p>
          </table:table-cell>
          <table:table-cell/>
          <table:table-cell office:value-type="float" office:value="0.77" calcext:value-type="float">
            <text:p>0,77</text:p>
          </table:table-cell>
          <table:table-cell table:formula="of:=([.D79]*100)^4.5/10000000+10" office:value-type="float" office:value="40.8466682883535" calcext:value-type="float">
            <text:p>40,85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G79]^(0.5)*10" office:value-type="float" office:value="87.7496438739212" calcext:value-type="float">
            <text:p>87,75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J79]^(0.5)*11" office:value-type="float" office:value="96.5246082613134" calcext:value-type="float">
            <text:p>96,52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10 + [.A80]^1.5*5" office:value-type="float" office:value="3454.38673786786" calcext:value-type="float">
            <text:p>3.454,39</text:p>
          </table:table-cell>
          <table:table-cell/>
          <table:table-cell office:value-type="float" office:value="0.78" calcext:value-type="float">
            <text:p>0,78</text:p>
          </table:table-cell>
          <table:table-cell table:formula="of:=([.D80]*100)^4.5/10000000+10" office:value-type="float" office:value="42.6908123045734" calcext:value-type="float">
            <text:p>42,69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G80]^(0.5)*10" office:value-type="float" office:value="88.3176086632785" calcext:value-type="float">
            <text:p>88,32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J80]^(0.5)*11" office:value-type="float" office:value="97.1493695296063" calcext:value-type="float">
            <text:p>97,15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10 + [.A81]^1.5*5" office:value-type="float" office:value="3520.83679483966" calcext:value-type="float">
            <text:p>3.520,84</text:p>
          </table:table-cell>
          <table:table-cell/>
          <table:table-cell office:value-type="float" office:value="0.79" calcext:value-type="float">
            <text:p>0,79</text:p>
          </table:table-cell>
          <table:table-cell table:formula="of:=([.D81]*100)^4.5/10000000+10" office:value-type="float" office:value="44.619589249819" calcext:value-type="float">
            <text:p>44,62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G81]^(0.5)*10" office:value-type="float" office:value="88.8819441731559" calcext:value-type="float">
            <text:p>88,88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J81]^(0.5)*11" office:value-type="float" office:value="97.7701385904715" calcext:value-type="float">
            <text:p>97,77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10 + [.A82]^1.5*5" office:value-type="float" office:value="3587.70876399966" calcext:value-type="float">
            <text:p>3.587,71</text:p>
          </table:table-cell>
          <table:table-cell/>
          <table:table-cell office:value-type="float" office:value="0.8" calcext:value-type="float">
            <text:p>0,8</text:p>
          </table:table-cell>
          <table:table-cell table:formula="of:=([.D82]*100)^4.5/10000000+10" office:value-type="float" office:value="46.6357377433566" calcext:value-type="float">
            <text:p>46,6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G82]^(0.5)*10" office:value-type="float" office:value="89.4427190999916" calcext:value-type="float">
            <text:p>89,4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J82]^(0.5)*11" office:value-type="float" office:value="98.3869910099908" calcext:value-type="float">
            <text:p>98,39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10 + [.A83]^1.5*5" office:value-type="float" office:value="3655" calcext:value-type="float">
            <text:p>3.655,00</text:p>
          </table:table-cell>
          <table:table-cell/>
          <table:table-cell office:value-type="float" office:value="0.81" calcext:value-type="float">
            <text:p>0,81</text:p>
          </table:table-cell>
          <table:table-cell table:formula="of:=([.D83]*100)^4.5/10000000+10" office:value-type="float" office:value="48.7420489" calcext:value-type="float">
            <text:p>48,74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G83]^(0.5)*10" office:value-type="float" office:value="90" calcext:value-type="float">
            <text:p>90,00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J83]^(0.5)*11" office:value-type="float" office:value="99" calcext:value-type="float">
            <text:p>99,0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10 + [.A84]^1.5*5" office:value-type="float" office:value="3722.70790663634" calcext:value-type="float">
            <text:p>3.722,71</text:p>
          </table:table-cell>
          <table:table-cell/>
          <table:table-cell office:value-type="float" office:value="0.82" calcext:value-type="float">
            <text:p>0,82</text:p>
          </table:table-cell>
          <table:table-cell table:formula="of:=([.D84]*100)^4.5/10000000+10" office:value-type="float" office:value="50.9413666613253" calcext:value-type="float">
            <text:p>50,94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G84]^(0.5)*10" office:value-type="float" office:value="90.5538513813742" calcext:value-type="float">
            <text:p>90,55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J84]^(0.5)*11" office:value-type="float" office:value="99.6092365195116" calcext:value-type="float">
            <text:p>99,6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10 + [.A85]^1.5*5" office:value-type="float" office:value="3790.82993534488" calcext:value-type="float">
            <text:p>3.790,83</text:p>
          </table:table-cell>
          <table:table-cell/>
          <table:table-cell office:value-type="float" office:value="0.83" calcext:value-type="float">
            <text:p>0,83</text:p>
          </table:table-cell>
          <table:table-cell table:formula="of:=([.D85]*100)^4.5/10000000+10" office:value-type="float" office:value="53.2365881248209" calcext:value-type="float">
            <text:p>53,24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G85]^(0.5)*10" office:value-type="float" office:value="91.104335791443" calcext:value-type="float">
            <text:p>91,10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J85]^(0.5)*11" office:value-type="float" office:value="100.214769370587" calcext:value-type="float">
            <text:p>100,2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10 + [.A86]^1.5*5" office:value-type="float" office:value="3859.36358376291" calcext:value-type="float">
            <text:p>3.859,36</text:p>
          </table:table-cell>
          <table:table-cell/>
          <table:table-cell office:value-type="float" office:value="0.84" calcext:value-type="float">
            <text:p>0,84</text:p>
          </table:table-cell>
          <table:table-cell table:formula="of:=([.D86]*100)^4.5/10000000+10" office:value-type="float" office:value="55.6306638710122" calcext:value-type="float">
            <text:p>55,63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G86]^(0.5)*10" office:value-type="float" office:value="91.6515138991168" calcext:value-type="float">
            <text:p>91,65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J86]^(0.5)*11" office:value-type="float" office:value="100.816665289028" calcext:value-type="float">
            <text:p>100,82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10 + [.A87]^1.5*5" office:value-type="float" office:value="3928.30639434948" calcext:value-type="float">
            <text:p>3.928,31</text:p>
          </table:table-cell>
          <table:table-cell/>
          <table:table-cell office:value-type="float" office:value="0.85" calcext:value-type="float">
            <text:p>0,85</text:p>
          </table:table-cell>
          <table:table-cell table:formula="of:=([.D87]*100)^4.5/10000000+10" office:value-type="float" office:value="58.1265982885975" calcext:value-type="float">
            <text:p>58,13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G87]^(0.5)*10" office:value-type="float" office:value="92.1954445729289" calcext:value-type="float">
            <text:p>92,20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J87]^(0.5)*11" office:value-type="float" office:value="101.414989030222" calcext:value-type="float">
            <text:p>101,41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10 + [.A88]^1.5*5" office:value-type="float" office:value="3997.65595306315" calcext:value-type="float">
            <text:p>3.997,66</text:p>
          </table:table-cell>
          <table:table-cell/>
          <table:table-cell office:value-type="float" office:value="0.86" calcext:value-type="float">
            <text:p>0,86</text:p>
          </table:table-cell>
          <table:table-cell table:formula="of:=([.D88]*100)^4.5/10000000+10" office:value-type="float" office:value="60.7274498976307" calcext:value-type="float">
            <text:p>60,73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G88]^(0.5)*10" office:value-type="float" office:value="92.736184954957" calcext:value-type="float">
            <text:p>92,74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J88]^(0.5)*11" office:value-type="float" office:value="102.009803450453" calcext:value-type="float">
            <text:p>102,0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10 + [.A89]^1.5*5" office:value-type="float" office:value="4067.40988809364" calcext:value-type="float">
            <text:p>4.067,41</text:p>
          </table:table-cell>
          <table:table-cell/>
          <table:table-cell office:value-type="float" office:value="0.87" calcext:value-type="float">
            <text:p>0,87</text:p>
          </table:table-cell>
          <table:table-cell table:formula="of:=([.D89]*100)^4.5/10000000+10" office:value-type="float" office:value="63.4363316707865" calcext:value-type="float">
            <text:p>63,44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G89]^(0.5)*10" office:value-type="float" office:value="93.2737905308882" calcext:value-type="float">
            <text:p>93,27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J89]^(0.5)*11" office:value-type="float" office:value="102.601169583977" calcext:value-type="float">
            <text:p>102,6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10 + [.A90]^1.5*5" office:value-type="float" office:value="4137.56586864462" calcext:value-type="float">
            <text:p>4.137,57</text:p>
          </table:table-cell>
          <table:table-cell/>
          <table:table-cell office:value-type="float" office:value="0.88" calcext:value-type="float">
            <text:p>0,88</text:p>
          </table:table-cell>
          <table:table-cell table:formula="of:=([.D90]*100)^4.5/10000000+10" office:value-type="float" office:value="66.2564113527397" calcext:value-type="float">
            <text:p>66,26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G90]^(0.5)*10" office:value-type="float" office:value="93.8083151964686" calcext:value-type="float">
            <text:p>93,81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J90]^(0.5)*11" office:value-type="float" office:value="103.189146716115" calcext:value-type="float">
            <text:p>103,19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10 + [.A91]^1.5*5" office:value-type="float" office:value="4208.12160376519" calcext:value-type="float">
            <text:p>4.208,12</text:p>
          </table:table-cell>
          <table:table-cell/>
          <table:table-cell office:value-type="float" office:value="0.89" calcext:value-type="float">
            <text:p>0,89</text:p>
          </table:table-cell>
          <table:table-cell table:formula="of:=([.D91]*100)^4.5/10000000+10" office:value-type="float" office:value="69.1909117776948" calcext:value-type="float">
            <text:p>69,19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G91]^(0.5)*10" office:value-type="float" office:value="94.339811320566" calcext:value-type="float">
            <text:p>94,34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J91]^(0.5)*11" office:value-type="float" office:value="103.773792452623" calcext:value-type="float">
            <text:p>103,77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10 + [.A92]^1.5*5" office:value-type="float" office:value="4279.07484122731" calcext:value-type="float">
            <text:p>4.279,07</text:p>
          </table:table-cell>
          <table:table-cell/>
          <table:table-cell office:value-type="float" office:value="0.9" calcext:value-type="float">
            <text:p>0,9</text:p>
          </table:table-cell>
          <table:table-cell table:formula="of:=([.D92]*100)^4.5/10000000+10" office:value-type="float" office:value="72.2431111850942" calcext:value-type="float">
            <text:p>72,24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G92]^(0.5)*10" office:value-type="float" office:value="94.8683298050514" calcext:value-type="float">
            <text:p>94,8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J92]^(0.5)*11" office:value-type="float" office:value="104.355162785557" calcext:value-type="float">
            <text:p>104,36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10 + [.A93]^1.5*5" office:value-type="float" office:value="4350.4233664471" calcext:value-type="float">
            <text:p>4.350,42</text:p>
          </table:table-cell>
          <table:table-cell/>
          <table:table-cell office:value-type="float" office:value="0.91" calcext:value-type="float">
            <text:p>0,91</text:p>
          </table:table-cell>
          <table:table-cell table:formula="of:=([.D93]*100)^4.5/10000000+10" office:value-type="float" office:value="75.4163435335382" calcext:value-type="float">
            <text:p>75,42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G93]^(0.5)*10" office:value-type="float" office:value="95.3939201416946" calcext:value-type="float">
            <text:p>95,39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J93]^(0.5)*11" office:value-type="float" office:value="104.933312155864" calcext:value-type="float">
            <text:p>104,93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10 + [.A94]^1.5*5" office:value-type="float" office:value="4422.1650014477" calcext:value-type="float">
            <text:p>4.422,17</text:p>
          </table:table-cell>
          <table:table-cell/>
          <table:table-cell office:value-type="float" office:value="0.92" calcext:value-type="float">
            <text:p>0,92</text:p>
          </table:table-cell>
          <table:table-cell table:formula="of:=([.D94]*100)^4.5/10000000+10" office:value-type="float" office:value="78.7139988129462" calcext:value-type="float">
            <text:p>78,71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G94]^(0.5)*10" office:value-type="float" office:value="95.9166304662544" calcext:value-type="float">
            <text:p>95,9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J94]^(0.5)*11" office:value-type="float" office:value="105.50829351288" calcext:value-type="float">
            <text:p>105,51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10 + [.A95]^1.5*5" office:value-type="float" office:value="4494.29760386172" calcext:value-type="float">
            <text:p>4.494,30</text:p>
          </table:table-cell>
          <table:table-cell/>
          <table:table-cell office:value-type="float" office:value="0.93" calcext:value-type="float">
            <text:p>0,93</text:p>
          </table:table-cell>
          <table:table-cell table:formula="of:=([.D95]*100)^4.5/10000000+10" office:value-type="float" office:value="82.1395233549881" calcext:value-type="float">
            <text:p>82,14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G95]^(0.5)*10" office:value-type="float" office:value="96.4365076099296" calcext:value-type="float">
            <text:p>96,44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J95]^(0.5)*11" office:value-type="float" office:value="106.080158370923" calcext:value-type="float">
            <text:p>106,08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10 + [.A96]^1.5*5" office:value-type="float" office:value="4566.81906597135" calcext:value-type="float">
            <text:p>4.566,82</text:p>
          </table:table-cell>
          <table:table-cell/>
          <table:table-cell office:value-type="float" office:value="0.94" calcext:value-type="float">
            <text:p>0,94</text:p>
          </table:table-cell>
          <table:table-cell table:formula="of:=([.D96]*100)^4.5/10000000+10" office:value-type="float" office:value="85.6964201418149" calcext:value-type="float">
            <text:p>85,70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G96]^(0.5)*10" office:value-type="float" office:value="96.9535971483266" calcext:value-type="float">
            <text:p>96,95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J96]^(0.5)*11" office:value-type="float" office:value="106.648956863159" calcext:value-type="float">
            <text:p>106,65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10 + [.A97]^1.5*5" office:value-type="float" office:value="4639.72731378426" calcext:value-type="float">
            <text:p>4.639,73</text:p>
          </table:table-cell>
          <table:table-cell/>
          <table:table-cell office:value-type="float" office:value="0.95" calcext:value-type="float">
            <text:p>0,95</text:p>
          </table:table-cell>
          <table:table-cell table:formula="of:=([.D97]*100)^4.5/10000000+10" office:value-type="float" office:value="89.3882491131156" calcext:value-type="float">
            <text:p>89,39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G97]^(0.5)*10" office:value-type="float" office:value="97.4679434480896" calcext:value-type="float">
            <text:p>97,47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J97]^(0.5)*11" office:value-type="float" office:value="107.214737792899" calcext:value-type="float">
            <text:p>107,21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10 + [.A98]^1.5*5" office:value-type="float" office:value="4713.0203061437" calcext:value-type="float">
            <text:p>4.713,02</text:p>
          </table:table-cell>
          <table:table-cell/>
          <table:table-cell office:value-type="float" office:value="0.96" calcext:value-type="float">
            <text:p>0,96</text:p>
          </table:table-cell>
          <table:table-cell table:formula="of:=([.D98]*100)^4.5/10000000+10" office:value-type="float" office:value="93.2186274715271" calcext:value-type="float">
            <text:p>93,22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G98]^(0.5)*10" office:value-type="float" office:value="97.9795897113271" calcext:value-type="float">
            <text:p>97,98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J98]^(0.5)*11" office:value-type="float" office:value="107.77754868246" calcext:value-type="float">
            <text:p>107,78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10 + [.A99]^1.5*5" office:value-type="float" office:value="4786.69603387111" calcext:value-type="float">
            <text:p>4.786,70</text:p>
          </table:table-cell>
          <table:table-cell/>
          <table:table-cell office:value-type="float" office:value="0.97" calcext:value-type="float">
            <text:p>0,97</text:p>
          </table:table-cell>
          <table:table-cell table:formula="of:=([.D99]*100)^4.5/10000000+10" office:value-type="float" office:value="97.191229986425" calcext:value-type="float">
            <text:p>97,19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G99]^(0.5)*10" office:value-type="float" office:value="98.488578017961" calcext:value-type="float">
            <text:p>98,49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J99]^(0.5)*11" office:value-type="float" office:value="108.337435819757" calcext:value-type="float">
            <text:p>108,34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10 + [.A100]^1.5*5" office:value-type="float" office:value="4860.75251893972" calcext:value-type="float">
            <text:p>4.860,75</text:p>
          </table:table-cell>
          <table:table-cell/>
          <table:table-cell office:value-type="float" office:value="0.98" calcext:value-type="float">
            <text:p>0,98</text:p>
          </table:table-cell>
          <table:table-cell table:formula="of:=([.D100]*100)^4.5/10000000+10" office:value-type="float" office:value="101.309789296118" calcext:value-type="float">
            <text:p>101,31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G100]^(0.5)*10" office:value-type="float" office:value="98.9949493661167" calcext:value-type="float">
            <text:p>98,99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J100]^(0.5)*11" office:value-type="float" office:value="108.894444302728" calcext:value-type="float">
            <text:p>108,89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10 + [.A101]^1.5*5" office:value-type="float" office:value="4935.18781367777" calcext:value-type="float">
            <text:p>4.935,19</text:p>
          </table:table-cell>
          <table:table-cell/>
          <table:table-cell office:value-type="float" office:value="0.99" calcext:value-type="float">
            <text:p>0,99</text:p>
          </table:table-cell>
          <table:table-cell table:formula="of:=([.D101]*100)^4.5/10000000+10" office:value-type="float" office:value="105.578096208475" calcext:value-type="float">
            <text:p>105,58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G101]^(0.5)*10" office:value-type="float" office:value="99.498743710662" calcext:value-type="float">
            <text:p>99,5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J101]^(0.5)*11" office:value-type="float" office:value="109.448618081728" calcext:value-type="float">
            <text:p>109,4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10 + [.A102]^1.5*5" office:value-type="float" office:value="5010" calcext:value-type="float">
            <text:p>5.010,00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D102]*100)^4.5/10000000+10" office:value-type="float" office:value="110" calcext:value-type="float">
            <text:p>110,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G102]^(0.5)*10" office:value-type="float" office:value="100" calcext:value-type="float">
            <text:p>100,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J102]^(0.5)*11" office:value-type="float" office:value="110" calcext:value-type="float">
            <text:p>110,00</text:p>
          </table:table-cell>
        </table:table-row>
      </table:table>
      <table:table table:name="Sheet2" table:style-name="ta1">
        <table:shapes>
          <draw:frame draw:z-index="0" draw:style-name="gr1" draw:text-style-name="P1" svg:width="13.823cm" svg:height="7.775cm" svg:x="0.554cm" svg:y="8.235cm">
            <draw:object draw:notify-on-update-of-ranges="Sheet1.H2:Sheet1.H2 Sheet1.H3:Sheet1.H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3.483cm" svg:height="7.35cm" svg:x="0.575cm" svg:y="0.494cm">
            <draw:object draw:notify-on-update-of-ranges="Sheet1.B2:Sheet1.B2 Sheet1.B3:Sheet1.B1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2.927cm" svg:height="7.302cm" svg:x="15.614cm" svg:y="0.753cm">
            <draw:object draw:notify-on-update-of-ranges="Sheet1.E2:Sheet1.E2 Sheet1.E3:Sheet1.E1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2.757cm" svg:height="6.723cm" svg:x="15.805cm" svg:y="8.58cm">
            <draw:object draw:notify-on-update-of-ranges="Sheet1.K2:Sheet1.K2 Sheet1.K3:Sheet1.K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number-style style:name="N108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20:21:06.1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8T10:49:04.552000000</meta:creation-date>
    <meta:generator>LibreOffice/7.1.0.3$Windows_X86_64 LibreOffice_project/f6099ecf3d29644b5008cc8f48f42f4a40986e4c</meta:generator>
    <dc:date>2021-12-28T20:32:34.026000000</dc:date>
    <meta:editing-duration>PT43M32S</meta:editing-duration>
    <meta:editing-cycles>9</meta:editing-cycles>
    <meta:document-statistic meta:table-count="2" meta:cell-count="812" meta:object-count="4"/>
    <meta:user-defined meta:name="ProgId">Excel.Sheet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58cm" svg:height="6.724cm" xlink:href=".." xlink:type="simple" chart:class="chart:line" chart:style-name="ch1">
        <chart:legend chart:legend-position="end" svg:x="9.022cm" svg:y="3.06cm" style:legend-expansion="high" chart:style-name="ch2"/>
        <chart:plot-area chart:style-name="ch3" table:cell-range-address="Sheet1.K2:Sheet1.K102" chart:data-source-has-labels="row" svg:x="0.255cm" svg:y="0.134cm" svg:width="8.512cm" svg:height="6.456cm">
          <chart:coordinate-region svg:x="1.564cm" svg:y="0.336cm" svg:width="7.203cm" svg:height="5.4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3:Sheet1.K102" chart:label-cell-address="Sheet1.K2:Sheet1.K2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blin XP drop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Sheet1.K3:Sheet1.K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556349186104">
                <text:p>15.556349186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0525588832576">
                <text:p>19.05255888325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5967477524977">
                <text:p>24.5967477524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.944387170615">
                <text:p>26.944387170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1032644217105">
                <text:p>29.1032644217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1126983722081">
                <text:p>31.112698372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7850542618522">
                <text:p>34.78505426185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4828726939094">
                <text:p>36.48287269390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.1051177665153">
                <text:p>38.10511776651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6610640301039">
                <text:p>39.66106403010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.1582312545134">
                <text:p>41.15823125451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.6028168082816">
                <text:p>42.60281680828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3541618817943">
                <text:p>45.35416188179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.6690475583121">
                <text:p>46.66904755831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9478883789474">
                <text:p>47.9478883789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.1934955049954">
                <text:p>49.1934955049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.4083326445142">
                <text:p>50.40833264451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.5945733580577">
                <text:p>51.59457335805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.7541467564399">
                <text:p>52.75414675643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.8887743412299">
                <text:p>53.88877434122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.0892146495206">
                <text:p>56.0892146495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.157676649773">
                <text:p>57.1576766497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.206528843421">
                <text:p>58.2065288434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.2368128784795">
                <text:p>59.23681287847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.2494813255683">
                <text:p>60.24948132556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.2454079911302">
                <text:p>61.24540799113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.2253967444162">
                <text:p>62.22539674441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.1901891119183">
                <text:p>63.19018911191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.1404708432983">
                <text:p>64.14047084329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.0768776140958">
                <text:p>65.07687761409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.9103878332804">
                <text:p>66.91038783328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7.8085540326587">
                <text:p>67.80855403265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.6949779823824">
                <text:p>68.69497798238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.5701085237044">
                <text:p>69.5701085237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.4343666117613">
                <text:p>70.43436661176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.2881476824865">
                <text:p>71.28814768248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2.131823767322">
                <text:p>72.1318237673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2.9657453878188">
                <text:p>72.96574538781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3.7902432574931">
                <text:p>73.79024325749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4.6056298143779">
                <text:p>74.60562981437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.4122006044115">
                <text:p>75.41220060441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6.2102355330306">
                <text:p>76.2102355330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7.7817459305202">
                <text:p>77.78174593052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8.5557127139714">
                <text:p>78.55571271397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9.3221280602078">
                <text:p>79.32212806020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.0812087820857">
                <text:p>80.08120878208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0.8331615118449">
                <text:p>80.83316151184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1.5781833580523">
                <text:p>81.57818335805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2.3164625090267">
                <text:p>82.31646250902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3.0481787879782">
                <text:p>83.04817878797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3.773504164503">
                <text:p>83.7735041645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.4926032265547">
                <text:p>84.49260322655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5.2056336165632">
                <text:p>85.20563361656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.9127464349732">
                <text:p>85.91274643497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.6140866141299">
                <text:p>86.61408661412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.3097932651315">
                <text:p>87.30979326513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8.684835231284">
                <text:p>88.6848352312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9.3644224509956">
                <text:p>89.36442245099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.038880490597">
                <text:p>90.0388804905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.7083237635885">
                <text:p>90.70832376358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1.3728624920988">
                <text:p>91.37286249209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2.0326029187483">
                <text:p>92.03260291874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2.68764750494">
                <text:p>92.687647504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3.3380951166243">
                <text:p>93.33809511662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3.9840411984928">
                <text:p>93.98404119849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4.6255779374689">
                <text:p>94.62557793746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5.2627944162883">
                <text:p>95.26279441628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5.8957767578948">
                <text:p>95.89577675789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6.5246082613134">
                <text:p>96.52460826131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7.1493695296063">
                <text:p>97.14936952960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7.7701385904715">
                <text:p>97.77013859047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8.3869910099908">
                <text:p>98.38699100999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.6092365195116">
                <text:p>99.60923651951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.214769370587">
                <text:p>100.2147693705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.816665289028">
                <text:p>100.8166652890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1.414989030222">
                <text:p>101.4149890302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2.009803450453">
                <text:p>102.0098034504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.601169583977">
                <text:p>102.6011695839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.189146716115">
                <text:p>103.1891467161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.773792452623">
                <text:p>103.773792452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.355162785557">
                <text:p>104.3551627855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4.933312155864">
                <text:p>104.9333121558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5.50829351288">
                <text:p>105.508293512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6.080158370923">
                <text:p>106.0801583709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6.648956863159">
                <text:p>106.6489568631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7.214737792899">
                <text:p>107.2147377928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7.77754868246">
                <text:p>107.777548682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.337435819757">
                <text:p>108.3374358197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8.894444302728">
                <text:p>108.8944443027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.448618081728">
                <text:p>109.4486180817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824cm" svg:height="7.776cm" xlink:href=".." xlink:type="simple" chart:class="chart:line" chart:style-name="ch1">
        <chart:legend chart:legend-position="end" svg:x="10.215cm" svg:y="3.586cm" style:legend-expansion="high" chart:style-name="ch2"/>
        <chart:plot-area chart:style-name="ch3" table:cell-range-address="Sheet1.H2:Sheet1.H102" chart:data-source-has-labels="row" svg:x="0.276cm" svg:y="0.155cm" svg:width="9.663cm" svg:height="7.466cm">
          <chart:coordinate-region svg:x="1.395cm" svg:y="0.357cm" svg:width="8.299cm" svg:height="6.4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3:Sheet1.H102" chart:label-cell-address="Sheet1.H2:Sheet1.H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ime XP drop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H3:Sheet1.H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142135623731">
                <text:p>14.142135623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3205080756888">
                <text:p>17.3205080756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3606797749979">
                <text:p>22.3606797749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4948974278318">
                <text:p>24.49489742783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4575131106459">
                <text:p>26.45751311064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2842712474619">
                <text:p>28.2842712474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6227766016838">
                <text:p>31.6227766016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166247903554">
                <text:p>33.166247903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6410161513775">
                <text:p>34.6410161513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.0555127546399">
                <text:p>36.05551275463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4165738677394">
                <text:p>37.41657386773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7298334620742">
                <text:p>38.72983346207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.2310562561766">
                <text:p>41.23105625617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.4264068711929">
                <text:p>42.42640687119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.5889894354067">
                <text:p>43.58898943540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7213595499958">
                <text:p>44.72135954999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.8257569495584">
                <text:p>45.82575694955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.9041575982343">
                <text:p>46.90415759823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.9583152331272">
                <text:p>47.95831523312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.9897948556636">
                <text:p>48.98979485566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.9901951359278">
                <text:p>50.99019513592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.9615242270663">
                <text:p>51.96152422706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.9150262212918">
                <text:p>52.91502622129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.851648071345">
                <text:p>53.8516480713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.7722557505166">
                <text:p>54.77225575051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.6776436283002">
                <text:p>55.6776436283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.5685424949238">
                <text:p>56.5685424949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.4456264653803">
                <text:p>57.44562646538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.309518948453">
                <text:p>58.3095189484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.1607978309962">
                <text:p>59.16079783099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.8276253029822">
                <text:p>60.82762530298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1.6441400296898">
                <text:p>61.64414002968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.449979983984">
                <text:p>62.4499799839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3.2455532033676">
                <text:p>63.24555320336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4.0312423743285">
                <text:p>64.03124237432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.8074069840786">
                <text:p>64.80740698407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.57438524302">
                <text:p>65.574385243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.332495807108">
                <text:p>66.3324958071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7.0820393249937">
                <text:p>67.08203932499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7.8232998312527">
                <text:p>67.82329983125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8.5565460040104">
                <text:p>68.55654600401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9.2820323027551">
                <text:p>69.28203230275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.7106781186548">
                <text:p>70.71067811865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1.4142842854285">
                <text:p>71.41428428542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2.1110255092798">
                <text:p>72.11102550927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2.8010988928052">
                <text:p>72.80109889280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3.4846922834953">
                <text:p>73.48469228349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4.1619848709566">
                <text:p>74.16198487095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4.8331477354788">
                <text:p>74.83314773547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.4983443527075">
                <text:p>75.49834435270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.1577310586391">
                <text:p>76.15773105863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.8114574786861">
                <text:p>76.81145747868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7.4596669241483">
                <text:p>77.45966692414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.1024967590665">
                <text:p>78.10249675906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.7400787401181">
                <text:p>78.74007874011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9.3725393319377">
                <text:p>79.37253933193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.6225774829855">
                <text:p>80.62257748298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.2403840463596">
                <text:p>81.24038404635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.8535277187245">
                <text:p>81.85352771872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.4621125123532">
                <text:p>82.46211251235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.0662386291808">
                <text:p>83.06623862918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3.6660026534076">
                <text:p>83.66600265340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.2614977317636">
                <text:p>84.26149773176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4.8528137423857">
                <text:p>84.85281374238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5.4400374531753">
                <text:p>85.44003745317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6.0232526704263">
                <text:p>86.02325267042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.6025403784439">
                <text:p>86.60254037844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7.1779788708135">
                <text:p>87.17797887081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7.7496438739212">
                <text:p>87.74964387392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8.3176086632785">
                <text:p>88.31760866327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.8819441731559">
                <text:p>88.88194417315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.4427190999916">
                <text:p>89.44271909999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.5538513813742">
                <text:p>90.55385138137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.104335791443">
                <text:p>91.1043357914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.6515138991168">
                <text:p>91.65151389911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2.1954445729289">
                <text:p>92.19544457292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2.736184954957">
                <text:p>92.7361849549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3.2737905308882">
                <text:p>93.27379053088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3.8083151964686">
                <text:p>93.80831519646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4.339811320566">
                <text:p>94.3398113205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.8683298050514">
                <text:p>94.86832980505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.3939201416946">
                <text:p>95.39392014169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.9166304662544">
                <text:p>95.91663046625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6.4365076099296">
                <text:p>96.43650760992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.9535971483266">
                <text:p>96.95359714832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.4679434480896">
                <text:p>97.46794344808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.9795897113271">
                <text:p>97.97958971132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.488578017961">
                <text:p>98.4885780179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.9949493661167">
                <text:p>98.99494936611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.498743710662">
                <text:p>99.4987437106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484cm" svg:height="7.351cm" xlink:href=".." xlink:type="simple" chart:class="chart:line" chart:style-name="ch1">
        <chart:legend chart:legend-position="end" svg:x="8.266cm" svg:y="3.373cm" style:legend-expansion="high" chart:style-name="ch2"/>
        <chart:plot-area chart:style-name="ch3" table:cell-range-address="Sheet1.B2:Sheet1.B102" chart:data-source-has-labels="row" svg:x="0.269cm" svg:y="0.147cm" svg:width="7.728cm" svg:height="7.057cm">
          <chart:coordinate-region svg:x="1.875cm" svg:y="0.349cm" svg:width="6.122cm" svg:height="6.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02" chart:label-cell-address="Sheet1.B2:Sheet1.B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P needed for next level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B3:Sheet1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1421356237309">
                <text:p>24.1421356237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9807621135332">
                <text:p>35.9807621135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.9016994374947">
                <text:p>65.9016994374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.4846922834953">
                <text:p>83.48469228349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.601295887261">
                <text:p>102.6012958872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.137084989848">
                <text:p>123.1370849898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8.113883008419">
                <text:p>168.1138830084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2.414363469547">
                <text:p>192.414363469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7.846096908265">
                <text:p>217.8460969082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4.360832905159">
                <text:p>244.360832905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1.916017074176">
                <text:p>271.916017074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.473750965556">
                <text:p>300.473750965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0.463978177501">
                <text:p>360.4639781775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1.837661840736">
                <text:p>391.8376618407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4.095399636364">
                <text:p>424.0953996363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7.213595499958">
                <text:p>457.2135954999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1.170447970363">
                <text:p>491.1704479703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5.945733580577">
                <text:p>525.9457335805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1.520625180963">
                <text:p>561.5206251809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7.877538267963">
                <text:p>597.8775382679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2.872536767062">
                <text:p>672.8725367670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1.480577065395">
                <text:p>711.4805770653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0.810367098085">
                <text:p>750.8103670980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0.848897034503">
                <text:p>790.8488970345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31.583836257749">
                <text:p>831.5838362577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73.003476238653">
                <text:p>873.0034762386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15.096679918781">
                <text:p>915.0966799187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7.852836678775">
                <text:p>957.8528366787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1.2618221237">
                <text:p>1001.26182212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45.31396204243">
                <text:p>1045.313962042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5.31106810517">
                <text:p>1135.311068105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81.23866056411">
                <text:p>1181.238660564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27.77460968769">
                <text:p>1227.774609687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74.91106406735">
                <text:p>1274.911064067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22.64046867373">
                <text:p>1322.640468673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70.95554666565">
                <text:p>1370.955546665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9.84928272493">
                <text:p>1419.849282724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69.31490775638">
                <text:p>1469.314907756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19.34588481236">
                <text:p>1519.345884812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69.93589611881">
                <text:p>1569.935896118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21.07883109425">
                <text:p>1621.078831094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72.76877526612">
                <text:p>1672.768775266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77.76695296637">
                <text:p>1777.766952966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31.06424927843">
                <text:p>1831.064249278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84.88666324127">
                <text:p>1884.886663241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39.22912065934">
                <text:p>1939.229120659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94.08669165437">
                <text:p>1994.086691654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49.45458395131">
                <text:p>2049.454583951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05.32813659341">
                <text:p>2105.328136593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61.70281405216">
                <text:p>2161.702814052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18.57420070053">
                <text:p>2218.574200700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75.93799562124">
                <text:p>2275.937995621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33.79000772445">
                <text:p>2333.790007724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92.12615115153">
                <text:p>2392.12615115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50.94244094366">
                <text:p>2450.942440943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10.23498895604">
                <text:p>2510.234988956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30.23376819703">
                <text:p>2630.233768197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90.93267352987">
                <text:p>2690.932673529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52.09317857727">
                <text:p>2752.093178577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13.71182542001">
                <text:p>2813.71182542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75.78523270674">
                <text:p>2875.785232706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38.31009286926">
                <text:p>2938.310092869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01.28316947761">
                <text:p>3001.283169477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64.70129472589">
                <text:p>3064.701294725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28.5613670409">
                <text:p>3128.56136704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92.86034880577">
                <text:p>3192.860348805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57.59526419165">
                <text:p>3257.595264191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22.76319709091">
                <text:p>3322.763197090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88.36128914597">
                <text:p>3388.361289145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54.38673786786">
                <text:p>3454.386737867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20.83679483966">
                <text:p>3520.836794839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87.70876399966">
                <text:p>3587.708763999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22.70790663634">
                <text:p>3722.707906636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90.82993534488">
                <text:p>3790.829935344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59.36358376291">
                <text:p>3859.363583762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28.30639434948">
                <text:p>3928.306394349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97.65595306315">
                <text:p>3997.655953063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67.40988809364">
                <text:p>4067.409888093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37.56586864462">
                <text:p>4137.565868644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08.12160376519">
                <text:p>4208.121603765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79.07484122731">
                <text:p>4279.074841227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50.4233664471">
                <text:p>4350.42336644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22.1650014477">
                <text:p>4422.16500144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94.29760386172">
                <text:p>4494.297603861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66.81906597135">
                <text:p>4566.819065971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39.72731378426">
                <text:p>4639.727313784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13.0203061437">
                <text:p>4713.02030614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86.69603387111">
                <text:p>4786.696033871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60.75251893972">
                <text:p>4860.752518939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35.18781367777">
                <text:p>4935.187813677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10">
                <text:p>50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928cm" svg:height="7.303cm" xlink:href=".." xlink:type="simple" chart:class="chart:line" chart:style-name="ch1">
        <chart:legend chart:legend-position="end" svg:x="9.319cm" svg:y="3.349cm" style:legend-expansion="high" chart:style-name="ch2"/>
        <chart:plot-area chart:style-name="ch3" table:cell-range-address="Sheet1.E2:Sheet1.E102" chart:data-source-has-labels="row" svg:x="0.258cm" svg:y="0.146cm" svg:width="8.803cm" svg:height="7.011cm">
          <chart:coordinate-region svg:x="1.377cm" svg:y="0.348cm" svg:width="7.43cm" svg:height="6.0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3:Sheet1.E102" chart:label-cell-address="Sheet1.E2:Sheet1.E2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st XP gain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0000001">
                <text:p>10.0000001</text:p>
                <draw:g>
                  <svg:desc>Sheet1.E3:Sheet1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00022627417">
                <text:p>10.0000022627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0000140296115">
                <text:p>10.0000140296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0000512">
                <text:p>10.0000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0001397542486">
                <text:p>10.00013975424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0003174538707">
                <text:p>10.00031745387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0006352448898">
                <text:p>10.00063524488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0011585237503">
                <text:p>10.0011585237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0019683">
                <text:p>10.00196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0031622776602">
                <text:p>10.0031622776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0048558703556">
                <text:p>10.0048558703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0071831611092">
                <text:p>10.00718316110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0102978149979">
                <text:p>10.01029781499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014373951017">
                <text:p>10.014373951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0196069781902">
                <text:p>10.01960697819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0262144">
                <text:p>10.02621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0344365904957">
                <text:p>10.03443659049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0445375448771">
                <text:p>10.04453754487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0568056069221">
                <text:p>10.05680560692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07155417528">
                <text:p>10.071554175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0891223903731">
                <text:p>10.08912239037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1098758034233">
                <text:p>10.10987580342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1342070289315">
                <text:p>10.13420702893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1625363817803">
                <text:p>10.16253638178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1953125">
                <text:p>10.1953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2330129541244">
                <text:p>10.23301295412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2761448439676">
                <text:p>10.27614484396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3252453835707">
                <text:p>10.32524538357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3808824749955">
                <text:p>10.38088247499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4436552715792">
                <text:p>10.4436552715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5141947312125">
                <text:p>10.5141947312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5931641601516">
                <text:p>10.59316416015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6812597478345">
                <text:p>10.68125974783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779211093135">
                <text:p>10.7792110931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8877817224514">
                <text:p>10.88778172245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0077696">
                <text:p>11.00776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1400076306546">
                <text:p>11.14000763065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2853641556495">
                <text:p>11.28536415564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4447434414413">
                <text:p>11.44474344144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6190861620062">
                <text:p>11.61908616200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8093698748292">
                <text:p>11.80936987482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0166094908273">
                <text:p>12.01660949082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2418577384322">
                <text:p>12.24185773843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4862056220464">
                <text:p>12.48620562204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7507828750705">
                <text:p>12.75078287507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0367584076924">
                <text:p>13.03675840769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345340749614">
                <text:p>13.3453407496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6777784878846">
                <text:p>13.67777848788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0353607">
                <text:p>14.03536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4194173824159">
                <text:p>14.41941738241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8313198746207">
                <text:p>14.83131987462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2724812789006">
                <text:p>15.27248127890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744356875928">
                <text:p>15.7443568759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2484445362933">
                <text:p>16.24844453629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786285128098">
                <text:p>16.7862851280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3594629207198">
                <text:p>17.35946292071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9696059848552">
                <text:p>17.96960598485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6183865889416">
                <text:p>18.61838658894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3075215920539">
                <text:p>19.30752159205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.0387728333696">
                <text:p>20.03877283336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.8139475182905">
                <text:p>20.81394751829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.6348986013044">
                <text:p>21.63489860130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.5035251656698">
                <text:p>22.50352516566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.4217728">
                <text:p>23.42177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.3916339718222">
                <text:p>24.39163397182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.4151483981828">
                <text:p>25.41514839818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.4944034133687">
                <text:p>26.49440341336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.6315343338093">
                <text:p>27.63153433380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.8287248202251">
                <text:p>28.82872482022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.0882072370832">
                <text:p>30.08820723708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.412263009418">
                <text:p>31.4122630094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.8032229770769">
                <text:p>32.80322297707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.263467746443">
                <text:p>34.2634677464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.7954280396894">
                <text:p>35.79542803968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.401585041617">
                <text:p>37.4015850416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.0844707441236">
                <text:p>39.08447074412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.8466682883535">
                <text:p>40.84666828835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.6908123045734">
                <text:p>42.69081230457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.619589249819">
                <text:p>44.6195892498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.6357377433566">
                <text:p>46.63573774335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.7420489">
                <text:p>48.74204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.9413666613253">
                <text:p>50.94136666132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3.2365881248209">
                <text:p>53.23658812482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.6306638710122">
                <text:p>55.63066387101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.1265982885975">
                <text:p>58.12659828859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.7274498976307">
                <text:p>60.72744989763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.4363316707865">
                <text:p>63.43633167078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6.2564113527397">
                <text:p>66.25641135273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9.1909117776948">
                <text:p>69.19091177769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.2431111850942">
                <text:p>72.24311118509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5.4163435335382">
                <text:p>75.41634353353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.7139988129462">
                <text:p>78.71399881294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2.1395233549881">
                <text:p>82.13952335498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5.6964201418149">
                <text:p>85.69642014181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9.3882491131156">
                <text:p>89.38824911311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3.2186274715271">
                <text:p>93.21862747152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.191229986425">
                <text:p>97.1912299864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1.309789296118">
                <text:p>101.3097892961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5.578096208475">
                <text:p>105.5780962084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